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ahnschrift" svg:font-family="Bahnschrift" style:font-family-generic="roman" style:font-pitch="variable"/>
    <style:font-face style:name="Bahnschrift1" svg:font-family="Bahnschrift" style:font-family-generic="swiss" style:font-pitch="variable"/>
    <style:font-face style:name="Fira Code iScript" svg:font-family="'Fira Code iScript', Menlo, Monaco, 'Courier New', monospace, Consolas, 'Courier New', monospace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unito" svg:font-family="Nunito, sans-serif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style:font-size-asian="12pt" style:font-style-asian="normal" style:font-weight-asian="normal"/>
    </style:style>
    <style:style style:name="P2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paragraph-rsid="028710cb" style:font-size-asian="12pt" style:font-style-asian="normal" style:font-weight-asian="normal"/>
    </style:style>
    <style:style style:name="P3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0e80503" officeooo:paragraph-rsid="00e80503" style:font-size-asian="12pt" style:font-style-asian="normal" style:font-weight-asian="normal"/>
    </style:style>
    <style:style style:name="P4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28b1ad9" officeooo:paragraph-rsid="0292b396" style:font-size-asian="12pt" style:font-style-asian="normal" style:font-weight-asian="normal" style:font-weight-complex="normal"/>
    </style:style>
    <style:style style:name="P5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14d393" officeooo:paragraph-rsid="0314d393" style:font-size-asian="12pt" style:font-style-asian="normal" style:font-weight-asian="normal" style:font-weight-complex="normal"/>
    </style:style>
    <style:style style:name="P6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28e2bfb" officeooo:paragraph-rsid="028e2bfb" style:font-size-asian="12pt" style:font-style-asian="normal" style:font-weight-asian="normal" style:font-weight-complex="normal"/>
    </style:style>
    <style:style style:name="P7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28e2bfb" officeooo:paragraph-rsid="036ec490" style:font-size-asian="12pt" style:font-style-asian="normal" style:font-weight-asian="normal" style:font-weight-complex="normal"/>
    </style:style>
    <style:style style:name="P8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288fc32" style:font-size-asian="12pt" style:font-style-asian="normal" style:font-weight-asian="normal" style:font-weight-complex="normal"/>
    </style:style>
    <style:style style:name="P9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42410" officeooo:paragraph-rsid="03742410" style:font-size-asian="12pt" style:font-style-asian="normal" style:font-weight-asian="normal"/>
    </style:style>
    <style:style style:name="P10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58042" officeooo:paragraph-rsid="03758042" style:font-size-asian="12pt" style:font-style-asian="normal" style:font-weight-asian="normal"/>
    </style:style>
    <style:style style:name="P11" style:family="paragraph" style:parent-style-name="Standard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82b66" officeooo:paragraph-rsid="03782b66" style:font-size-asian="12pt" style:font-style-asian="normal" style:font-weight-asian="normal"/>
    </style:style>
    <style:style style:name="P12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95d9d" officeooo:paragraph-rsid="03795d9d" fo:background-color="transparent" style:font-size-asian="12pt" style:font-style-asian="normal" style:font-weight-asian="normal" style:font-weight-complex="normal"/>
    </style:style>
    <style:style style:name="P13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95d9d" officeooo:paragraph-rsid="03796b39" fo:background-color="transparent" style:font-size-asian="12pt" style:font-style-asian="normal" style:font-weight-asian="normal" style:font-weight-complex="normal"/>
    </style:style>
    <style:style style:name="P14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adfdc" officeooo:paragraph-rsid="037adfdc" fo:background-color="transparent" style:font-size-asian="12pt" style:font-style-asian="normal" style:font-weight-asian="normal" style:font-weight-complex="normal"/>
    </style:style>
    <style:style style:name="P15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cdbde" officeooo:paragraph-rsid="037cdbde" fo:background-color="transparent" style:font-size-asian="12pt" style:font-style-asian="normal" style:font-weight-asian="normal" style:font-weight-complex="normal"/>
    </style:style>
    <style:style style:name="P16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e1723" officeooo:paragraph-rsid="037cdbde" fo:background-color="transparent" style:font-size-asian="12pt" style:font-style-asian="normal" style:font-weight-asian="normal" style:font-weight-complex="normal"/>
    </style:style>
    <style:style style:name="P17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e1723" officeooo:paragraph-rsid="037e1723" fo:background-color="transparent" style:font-size-asian="12pt" style:font-style-asian="normal" style:font-weight-asian="normal" style:font-weight-complex="normal"/>
    </style:style>
    <style:style style:name="P18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f74a4" officeooo:paragraph-rsid="037f74a4" fo:background-color="transparent" style:font-size-asian="12pt" style:font-style-asian="normal" style:font-weight-asian="normal" style:font-weight-complex="normal"/>
    </style:style>
    <style:style style:name="P19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0d5e0" officeooo:paragraph-rsid="0380d5e0" fo:background-color="transparent" style:font-size-asian="12pt" style:font-style-asian="normal" style:font-weight-asian="normal" style:font-weight-complex="normal"/>
    </style:style>
    <style:style style:name="P20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0ea51" officeooo:paragraph-rsid="0380ea51" fo:background-color="transparent" style:font-size-asian="12pt" style:font-style-asian="normal" style:font-weight-asian="normal" style:font-weight-complex="normal"/>
    </style:style>
    <style:style style:name="P21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2c4a3" officeooo:paragraph-rsid="0382c4a3" fo:background-color="transparent" style:font-size-asian="12pt" style:font-style-asian="normal" style:font-weight-asian="normal" style:font-weight-complex="normal"/>
    </style:style>
    <style:style style:name="P22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662c3" officeooo:paragraph-rsid="038662c3" fo:background-color="transparent" style:font-size-asian="12pt" style:font-style-asian="normal" style:font-weight-asian="normal" style:font-weight-complex="normal"/>
    </style:style>
    <style:style style:name="P23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93f25" officeooo:paragraph-rsid="03893f25" fo:background-color="transparent" style:font-size-asian="12pt" style:font-style-asian="normal" style:font-weight-asian="normal" style:font-weight-complex="normal"/>
    </style:style>
    <style:style style:name="P24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9da24" officeooo:paragraph-rsid="0389da24" fo:background-color="transparent" style:font-size-asian="12pt" style:font-style-asian="normal" style:font-weight-asian="normal" style:font-weight-complex="normal"/>
    </style:style>
    <style:style style:name="P25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9f572" officeooo:paragraph-rsid="0389f572" fo:background-color="transparent" style:font-size-asian="12pt" style:font-style-asian="normal" style:font-weight-asian="normal" style:font-weight-complex="normal"/>
    </style:style>
    <style:style style:name="P26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e0e52" officeooo:paragraph-rsid="038e0e52" fo:background-color="transparent" style:font-size-asian="12pt" style:font-style-asian="normal" style:font-weight-asian="normal" style:font-weight-complex="normal"/>
    </style:style>
    <style:style style:name="P27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910417" officeooo:paragraph-rsid="03947bc2" fo:background-color="transparent" style:font-size-asian="12pt" style:font-style-asian="normal" style:font-weight-asian="normal" style:font-weight-complex="normal"/>
    </style:style>
    <style:style style:name="P28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95c00e" officeooo:paragraph-rsid="0395c00e" fo:background-color="transparent" style:font-size-asian="12pt" style:font-style-asian="normal" style:font-weight-asian="normal" style:font-weight-complex="normal"/>
    </style:style>
    <style:style style:name="P29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ca3696" officeooo:paragraph-rsid="03ca3696" fo:background-color="transparent" style:font-size-asian="12pt" style:font-style-asian="normal" style:font-weight-asian="normal" style:font-weight-complex="normal"/>
    </style:style>
    <style:style style:name="P30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b517e" officeooo:paragraph-rsid="037adfdc" fo:background-color="transparent" style:font-size-asian="12pt" style:font-style-asian="normal" style:font-weight-asian="normal" style:font-weight-complex="normal"/>
    </style:style>
    <style:style style:name="P31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cb433" officeooo:paragraph-rsid="038cb433" fo:background-color="transparent" style:font-size-asian="12pt" style:font-style-asian="normal" style:font-weight-asian="normal" style:font-weight-complex="normal"/>
    </style:style>
    <style:style style:name="P32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f34e06" officeooo:paragraph-rsid="03f34e06" fo:background-color="transparent" style:font-size-asian="12pt" style:font-style-asian="normal" style:font-weight-asian="normal" style:font-weight-complex="normal"/>
    </style:style>
    <style:style style:name="P33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rsid="00d574c1" officeooo:paragraph-rsid="01655c5c" fo:background-color="transparent" style:font-size-asian="12pt" style:font-style-asian="normal" style:font-weight-asian="normal" style:font-weight-complex="normal"/>
    </style:style>
    <style:style style:name="P34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rsid="028e2bfb" officeooo:paragraph-rsid="028e2bfb" fo:background-color="transparent" style:font-size-asian="12pt" style:font-style-asian="normal" style:font-weight-asian="normal" style:font-size-complex="14pt" style:font-weight-complex="bold"/>
    </style:style>
    <style:style style:name="P35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rsid="028e2bfb" officeooo:paragraph-rsid="03396355" fo:background-color="transparent" style:font-size-asian="12pt" style:font-style-asian="normal" style:font-weight-asian="normal" style:font-size-complex="14pt" style:font-weight-complex="bold"/>
    </style:style>
    <style:style style:name="P36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rsid="0397da11" officeooo:paragraph-rsid="0397da11" fo:background-color="transparent" style:font-size-asian="12pt" style:font-style-asian="normal" style:font-weight-asian="normal" style:font-size-complex="12pt" style:font-weight-complex="normal"/>
    </style:style>
    <style:style style:name="P37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paragraph-rsid="015861b1" fo:background-color="transparent" style:font-size-asian="12pt" style:font-style-asian="normal" style:font-weight-asian="normal" style:font-size-complex="12pt" style:font-weight-complex="normal"/>
    </style:style>
    <style:style style:name="P38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rsid="039986d0" officeooo:paragraph-rsid="039986d0" fo:background-color="transparent" style:font-size-asian="12pt" style:font-style-asian="normal" style:font-weight-asian="normal" style:font-size-complex="12pt" style:font-weight-complex="normal"/>
    </style:style>
    <style:style style:name="P39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rsid="039a09ee" officeooo:paragraph-rsid="039a09ee" fo:background-color="transparent" style:font-size-asian="12pt" style:font-style-asian="normal" style:font-weight-asian="normal" style:font-size-complex="12pt" style:font-weight-complex="normal"/>
    </style:style>
    <style:style style:name="P40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rsid="039db1f1" officeooo:paragraph-rsid="039db1f1" fo:background-color="transparent" style:font-size-asian="12pt" style:font-style-asian="normal" style:font-weight-asian="normal" style:font-size-complex="12pt" style:font-weight-complex="normal"/>
    </style:style>
    <style:style style:name="P41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rsid="03a36354" officeooo:paragraph-rsid="03a36354" fo:background-color="transparent" style:font-size-asian="12pt" style:font-style-asian="normal" style:font-weight-asian="normal" style:font-size-complex="12pt" style:font-weight-complex="normal"/>
    </style:style>
    <style:style style:name="P42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rsid="03a6ee46" officeooo:paragraph-rsid="03a6ee46" fo:background-color="transparent" style:font-size-asian="12pt" style:font-style-asian="normal" style:font-weight-asian="normal" style:font-size-complex="12pt" style:font-weight-complex="normal"/>
    </style:style>
    <style:style style:name="P43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rsid="03a8281e" officeooo:paragraph-rsid="03a8281e" style:font-size-asian="12pt" style:font-style-asian="normal" style:font-weight-asian="normal" style:font-weight-complex="normal"/>
    </style:style>
    <style:style style:name="P44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bold" officeooo:rsid="03d29d2c" officeooo:paragraph-rsid="03d29d2c" fo:background-color="#81d41a" style:font-size-asian="12pt" style:font-style-asian="normal" style:font-weight-asian="bold" style:font-size-complex="12pt" style:font-weight-complex="bold"/>
    </style:style>
    <style:style style:name="P45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bold" officeooo:rsid="03d28c20" officeooo:paragraph-rsid="03d28c20" fo:background-color="#81d41a" style:font-size-asian="12pt" style:font-style-asian="normal" style:font-weight-asian="bold" style:font-size-complex="12pt" style:font-weight-complex="bold"/>
    </style:style>
    <style:style style:name="P46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bold" officeooo:rsid="03795d9d" officeooo:paragraph-rsid="03795d9d" fo:background-color="#bbe33d" style:font-size-asian="12pt" style:font-style-asian="normal" style:font-weight-asian="bold" style:font-weight-complex="bold"/>
    </style:style>
    <style:style style:name="P47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bold" officeooo:rsid="037e1723" officeooo:paragraph-rsid="037e1723" fo:background-color="#bbe33d" style:font-size-asian="12pt" style:font-style-asian="normal" style:font-weight-asian="bold" style:font-weight-complex="bold"/>
    </style:style>
    <style:style style:name="P48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bold" officeooo:rsid="0382c4a3" officeooo:paragraph-rsid="0382c4a3" fo:background-color="#bbe33d" style:font-size-asian="12pt" style:font-style-asian="normal" style:font-weight-asian="bold" style:font-weight-complex="bold"/>
    </style:style>
    <style:style style:name="P49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bold" officeooo:rsid="03f65b09" officeooo:paragraph-rsid="03f65b09" fo:background-color="#bbe33d" style:font-size-asian="12pt" style:font-style-asian="normal" style:font-weight-asian="bold" style:font-weight-complex="bold"/>
    </style:style>
    <style:style style:name="P50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bold" officeooo:rsid="0397da11" officeooo:paragraph-rsid="0397da11" fo:background-color="#81d41a" style:font-size-asian="12pt" style:font-style-asian="normal" style:font-weight-asian="bold" style:font-weight-complex="bold"/>
    </style:style>
    <style:style style:name="P51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bold" officeooo:rsid="0395c00e" officeooo:paragraph-rsid="0395c00e" fo:background-color="#81d41a" style:font-size-asian="12pt" style:font-style-asian="normal" style:font-weight-asian="bold" style:font-weight-complex="bold"/>
    </style:style>
    <style:style style:name="P52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bold" officeooo:rsid="0389f572" officeooo:paragraph-rsid="0389f572" fo:background-color="#81d41a" style:font-size-asian="12pt" style:font-style-asian="normal" style:font-weight-asian="bold" style:font-weight-complex="bold"/>
    </style:style>
    <style:style style:name="P53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bold" officeooo:rsid="03893f25" officeooo:paragraph-rsid="03893f25" fo:background-color="#81d41a" style:font-size-asian="12pt" style:font-style-asian="normal" style:font-weight-asian="bold" style:font-weight-complex="bold"/>
    </style:style>
    <style:style style:name="P54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solid" style:text-underline-width="auto" style:text-underline-color="font-color" fo:font-weight="bold" officeooo:rsid="0340976d" officeooo:paragraph-rsid="0340976d" fo:background-color="#bbe33d" style:font-size-asian="12pt" style:font-style-asian="normal" style:font-weight-asian="bold" style:font-weight-complex="bold"/>
    </style:style>
    <style:style style:name="P55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solid" style:text-underline-width="auto" style:text-underline-color="font-color" fo:font-weight="bold" officeooo:rsid="036d8138" officeooo:paragraph-rsid="036d8138" fo:background-color="#bbe33d" style:font-size-asian="12pt" style:font-style-asian="normal" style:font-weight-asian="bold" style:font-weight-complex="bold"/>
    </style:style>
    <style:style style:name="P56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5pt" fo:letter-spacing="normal" fo:font-style="normal" style:text-underline-style="solid" style:text-underline-width="auto" style:text-underline-color="font-color" fo:font-weight="bold" fo:background-color="#e16173" style:font-size-asian="15pt" style:font-style-asian="normal" style:font-weight-asian="bold" style:font-size-complex="15pt" style:font-weight-complex="bold"/>
    </style:style>
    <style:style style:name="P57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5pt" fo:letter-spacing="normal" fo:font-style="normal" style:text-underline-style="solid" style:text-underline-width="auto" style:text-underline-color="font-color" fo:font-weight="bold" officeooo:rsid="036d8138" officeooo:paragraph-rsid="036d8138" fo:background-color="#bbe33d" style:font-size-asian="15pt" style:font-style-asian="normal" style:font-weight-asian="bold" style:font-size-complex="15pt" style:font-weight-complex="bold"/>
    </style:style>
    <style:style style:name="P58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6pt" fo:letter-spacing="normal" fo:font-style="normal" style:text-underline-style="solid" style:text-underline-width="auto" style:text-underline-color="font-color" fo:font-weight="bold" fo:background-color="#706e0c" style:font-size-asian="16pt" style:font-style-asian="normal" style:font-weight-asian="bold" style:font-size-complex="16pt" style:font-weight-complex="bold"/>
    </style:style>
    <style:style style:name="P59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4pt" fo:letter-spacing="normal" fo:font-style="normal" style:text-underline-style="solid" style:text-underline-width="auto" style:text-underline-color="font-color" fo:font-weight="bold" fo:background-color="#b3cac7" style:font-size-asian="14pt" style:font-style-asian="normal" style:font-weight-asian="bold" style:font-size-complex="14pt" style:font-weight-complex="bold"/>
    </style:style>
    <style:style style:name="P60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4pt" fo:letter-spacing="normal" fo:font-style="normal" style:text-underline-style="none" fo:font-weight="bold" officeooo:rsid="002e12af" officeooo:paragraph-rsid="0171f7fc" fo:background-color="transparent" style:font-size-asian="14pt" style:font-style-asian="normal" style:font-weight-asian="bold" style:font-size-complex="14pt" style:font-weight-complex="bold"/>
    </style:style>
    <style:style style:name="P61" style:family="paragraph" style:parent-style-name="Standard">
      <style:paragraph-properties fo:line-height="115%" fo:text-align="start" style:justify-single-word="false" style:writing-mode="lr-tb"/>
      <style:text-properties fo:font-variant="normal" fo:text-transform="none" fo:color="#6699cc" loext:opacity="100%" style:font-name="Fira Code iScript" fo:font-size="12pt" fo:letter-spacing="normal" fo:font-style="normal" fo:font-weight="normal" officeooo:rsid="0293fa8c" officeooo:paragraph-rsid="0293fa8c" fo:background-color="#1b2b34" style:font-size-asian="12pt" style:font-style-asian="normal" style:font-weight-asian="normal"/>
    </style:style>
    <style:style style:name="P62" style:family="paragraph" style:parent-style-name="Standard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Fira Code iScript" fo:font-size="12pt" fo:letter-spacing="normal" fo:font-style="normal" style:text-underline-style="none" fo:font-weight="normal" officeooo:rsid="03a8281e" officeooo:paragraph-rsid="03a8281e" fo:background-color="transparent" style:font-size-asian="12pt" style:font-style-asian="normal" style:font-weight-asian="normal" style:font-weight-complex="normal"/>
    </style:style>
    <style:style style:name="P63" style:family="paragraph" style:parent-style-name="Standard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Bahnschrift1" fo:font-size="12pt" fo:letter-spacing="normal" fo:font-style="normal" style:text-underline-style="none" fo:font-weight="normal" officeooo:rsid="03a8281e" officeooo:paragraph-rsid="03a8281e" fo:background-color="transparent" style:font-size-asian="12pt" style:font-style-asian="normal" style:font-weight-asian="normal" style:font-weight-complex="normal"/>
    </style:style>
    <style:style style:name="P64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Bahnschrift1" fo:font-size="12pt" fo:letter-spacing="normal" fo:font-style="normal" style:text-underline-style="none" fo:font-weight="normal" officeooo:rsid="03a8281e" officeooo:paragraph-rsid="03a8281e" fo:background-color="transparent" style:font-size-asian="12pt" style:font-style-asian="normal" style:font-weight-asian="normal" style:font-weight-complex="normal"/>
    </style:style>
    <style:style style:name="P65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Bahnschrift1" fo:font-size="12pt" fo:letter-spacing="normal" fo:font-style="normal" style:text-underline-style="none" fo:font-weight="normal" officeooo:rsid="03a8281e" officeooo:paragraph-rsid="03d8b3e0" fo:background-color="transparent" style:font-size-asian="12pt" style:font-style-asian="normal" style:font-weight-asian="normal" style:font-weight-complex="normal"/>
    </style:style>
    <style:style style:name="P66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Bahnschrift1" fo:font-size="12pt" fo:letter-spacing="normal" fo:font-style="normal" style:text-underline-style="none" fo:font-weight="normal" officeooo:rsid="03d8b3e0" officeooo:paragraph-rsid="03d8b3e0" fo:background-color="transparent" style:font-size-asian="12pt" style:font-style-asian="normal" style:font-weight-asian="normal" style:font-weight-complex="normal"/>
    </style:style>
    <style:style style:name="P67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Bahnschrift1" fo:font-size="12pt" fo:letter-spacing="normal" fo:font-style="normal" style:text-underline-style="none" fo:font-weight="normal" officeooo:rsid="03ded1db" officeooo:paragraph-rsid="03ded1db" fo:background-color="transparent" style:font-size-asian="12pt" style:font-style-asian="normal" style:font-weight-asian="normal" style:font-weight-complex="normal"/>
    </style:style>
    <style:style style:name="P68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Bahnschrift1" fo:font-size="12pt" fo:letter-spacing="normal" fo:font-style="normal" style:text-underline-style="none" fo:font-weight="normal" officeooo:rsid="03da7948" officeooo:paragraph-rsid="03da7948" fo:background-color="transparent" style:font-size-asian="12pt" style:font-style-asian="normal" style:font-weight-asian="normal" style:font-weight-complex="normal"/>
    </style:style>
    <style:style style:name="P69" style:family="paragraph" style:parent-style-name="Standard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Bahnschrift1" fo:font-size="12pt" fo:letter-spacing="normal" fo:font-style="normal" style:text-underline-style="none" fo:font-weight="normal" officeooo:rsid="03f20a9c" officeooo:paragraph-rsid="03f20a9c" fo:background-color="transparent" style:font-size-asian="12pt" style:font-style-asian="normal" style:font-weight-asian="normal" style:font-weight-complex="normal"/>
    </style:style>
    <style:style style:name="P70" style:family="paragraph" style:parent-style-name="Standard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Bahnschrift1" fo:font-size="12pt" fo:letter-spacing="normal" fo:font-style="normal" style:text-underline-style="none" fo:font-weight="normal" officeooo:rsid="03fcc357" officeooo:paragraph-rsid="03fcc357" fo:background-color="transparent" style:font-size-asian="12pt" style:font-style-asian="normal" style:font-weight-asian="normal" style:font-weight-complex="normal"/>
    </style:style>
    <style:style style:name="P71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Bahnschrift1" fo:font-size="12pt" fo:letter-spacing="normal" fo:font-style="normal" style:text-underline-style="none" fo:font-weight="normal" officeooo:rsid="03da7948" officeooo:paragraph-rsid="03da7948" fo:background-color="transparent" style:font-size-asian="12pt" style:font-style-asian="normal" style:font-weight-asian="normal" style:font-size-complex="12pt" style:font-weight-complex="normal"/>
    </style:style>
    <style:style style:name="P72" style:family="paragraph" style:parent-style-name="Standard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Bahnschrift1" fo:font-size="12pt" fo:letter-spacing="normal" fo:font-style="normal" style:text-underline-style="none" fo:font-weight="bold" officeooo:rsid="03a8281e" officeooo:paragraph-rsid="03a8281e" fo:background-color="#ffffa6" style:font-size-asian="12pt" style:font-style-asian="normal" style:font-weight-asian="bold" style:font-weight-complex="bold"/>
    </style:style>
    <style:style style:name="P73" style:family="paragraph" style:parent-style-name="Standard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Bahnschrift1" fo:font-size="12pt" fo:letter-spacing="normal" fo:font-style="normal" style:text-underline-style="none" fo:font-weight="bold" officeooo:rsid="03f20a9c" officeooo:paragraph-rsid="03f20a9c" fo:background-color="#ffffa6" style:font-size-asian="12pt" style:font-style-asian="normal" style:font-weight-asian="bold" style:font-weight-complex="bold"/>
    </style:style>
    <style:style style:name="P74" style:family="paragraph" style:parent-style-name="Standard">
      <style:paragraph-properties fo:line-height="115%" fo:text-align="start" style:justify-single-word="false" style:writing-mode="lr-tb"/>
      <style:text-properties fo:font-variant="normal" fo:text-transform="none" fo:color="#cdd3de" loext:opacity="100%" style:font-name="Fira Code iScript" fo:font-size="12pt" fo:letter-spacing="normal" fo:font-style="normal" style:text-underline-style="none" fo:font-weight="normal" officeooo:rsid="03a8281e" officeooo:paragraph-rsid="03a8281e" fo:background-color="#1b2b34" style:font-size-asian="12pt" style:font-style-asian="normal" style:font-weight-asian="normal" style:font-weight-complex="normal"/>
    </style:style>
    <style:style style:name="P75" style:family="paragraph" style:parent-style-name="Text_20_body">
      <style:paragraph-properties fo:line-height="115%" fo:text-align="start" style:justify-single-word="false" style:writing-mode="lr-tb"/>
      <style:text-properties fo:font-weight="normal" officeooo:rsid="0287ae0d" officeooo:paragraph-rsid="0287ae0d" style:font-weight-asian="normal" style:font-weight-complex="normal"/>
    </style:style>
    <style:style style:name="P76" style:family="paragraph" style:parent-style-name="Text_20_body">
      <style:paragraph-properties fo:line-height="115%" fo:text-align="start" style:justify-single-word="false" style:writing-mode="lr-tb"/>
      <style:text-properties fo:font-weight="normal" officeooo:rsid="028b1ad9" officeooo:paragraph-rsid="0292b396" style:font-weight-asian="normal" style:font-weight-complex="normal"/>
    </style:style>
    <style:style style:name="P77" style:family="paragraph" style:parent-style-name="Standard">
      <style:paragraph-properties fo:line-height="115%" fo:text-align="start" style:justify-single-word="false" style:writing-mode="lr-tb"/>
      <style:text-properties officeooo:paragraph-rsid="03782b66"/>
    </style:style>
    <style:style style:name="P78" style:family="paragraph" style:parent-style-name="Text_20_body">
      <style:paragraph-properties fo:line-height="115%" fo:text-align="start" style:justify-single-word="false" style:writing-mode="lr-tb"/>
      <style:text-properties officeooo:paragraph-rsid="028e2bfb"/>
    </style:style>
    <style:style style:name="P79" style:family="paragraph" style:parent-style-name="Text_20_body">
      <style:paragraph-properties fo:line-height="115%" fo:text-align="start" style:justify-single-word="false" style:writing-mode="lr-tb"/>
      <style:text-properties officeooo:paragraph-rsid="037adfdc"/>
    </style:style>
    <style:style style:name="P80" style:family="paragraph" style:parent-style-name="Text_20_body">
      <style:paragraph-properties fo:line-height="115%" fo:text-align="start" style:justify-single-word="false" style:writing-mode="lr-tb"/>
      <style:text-properties officeooo:paragraph-rsid="038783bf"/>
    </style:style>
    <style:style style:name="P81" style:family="paragraph" style:parent-style-name="Text_20_body">
      <style:paragraph-properties fo:line-height="115%" fo:text-align="start" style:justify-single-word="false" style:writing-mode="lr-tb"/>
      <style:text-properties officeooo:paragraph-rsid="038e0e52"/>
    </style:style>
    <style:style style:name="P82" style:family="paragraph" style:parent-style-name="Text_20_body">
      <style:paragraph-properties fo:line-height="115%" fo:text-align="start" style:justify-single-word="false" style:writing-mode="lr-tb"/>
      <style:text-properties officeooo:paragraph-rsid="0395c00e"/>
    </style:style>
    <style:style style:name="P83" style:family="paragraph" style:parent-style-name="Text_20_body">
      <style:paragraph-properties fo:line-height="115%" fo:text-align="start" style:justify-single-word="false" style:writing-mode="lr-tb"/>
      <style:text-properties officeooo:rsid="03b666d9" officeooo:paragraph-rsid="03b666d9"/>
    </style:style>
    <style:style style:name="P84" style:family="paragraph" style:parent-style-name="Standard">
      <style:paragraph-properties fo:line-height="115%" fo:text-align="start" style:justify-single-word="false" style:writing-mode="lr-tb"/>
      <style:text-properties fo:font-weight="bold" officeooo:paragraph-rsid="037704d7" style:font-weight-asian="bold"/>
    </style:style>
    <style:style style:name="P85" style:family="paragraph" style:parent-style-name="Standard">
      <style:paragraph-properties style:line-height-at-least="0.582cm"/>
      <style:text-properties fo:color="#000000" loext:opacity="100%" style:font-name="Bahnschrift1" fo:font-size="12pt" fo:font-weight="normal" fo:background-color="transparent"/>
    </style:style>
    <style:style style:name="P86" style:family="paragraph" style:parent-style-name="Standard">
      <style:paragraph-properties style:line-height-at-least="0.582cm"/>
      <style:text-properties fo:color="#000000" loext:opacity="100%" style:font-name="Bahnschrift1" fo:font-size="12pt" fo:font-weight="normal" officeooo:rsid="03eeb797" officeooo:paragraph-rsid="03eeb797" fo:background-color="transparent"/>
    </style:style>
    <style:style style:name="P87" style:family="paragraph" style:parent-style-name="Standard">
      <style:paragraph-properties style:line-height-at-least="0.582cm"/>
      <style:text-properties fo:color="#000000" loext:opacity="100%" style:font-name="Bahnschrift1" fo:font-size="12pt" fo:font-weight="normal" officeooo:rsid="03eeb797" officeooo:paragraph-rsid="03efee61" fo:background-color="transparent"/>
    </style:style>
    <style:style style:name="P88" style:family="paragraph" style:parent-style-name="Standard">
      <style:paragraph-properties style:line-height-at-least="0.582cm"/>
      <style:text-properties fo:color="#000000" loext:opacity="100%" style:font-name="Bahnschrift1" fo:font-size="12pt" fo:font-weight="normal" officeooo:rsid="03eeb797" officeooo:paragraph-rsid="03f34e06" fo:background-color="transparent"/>
    </style:style>
    <style:style style:name="P89" style:family="paragraph" style:parent-style-name="Standard">
      <style:paragraph-properties style:line-height-at-least="0.582cm"/>
      <style:text-properties fo:color="#000000" loext:opacity="100%" style:font-name="Bahnschrift1" fo:font-size="12pt" fo:font-weight="bold" fo:background-color="#ffffa6" style:font-weight-asian="bold" style:font-weight-complex="bold"/>
    </style:style>
    <style:style style:name="P90" style:family="paragraph" style:parent-style-name="Standard">
      <style:paragraph-properties style:line-height-at-least="0.582cm"/>
      <style:text-properties fo:color="#000000" loext:opacity="100%" style:font-name="Bahnschrift1" fo:font-size="12pt" fo:font-weight="bold" officeooo:rsid="03ecc0cb" officeooo:paragraph-rsid="03ecc0cb" fo:background-color="#ffffa6" style:font-weight-asian="bold" style:font-weight-complex="bold"/>
    </style:style>
    <style:style style:name="P91" style:family="paragraph" style:parent-style-name="Standard">
      <style:paragraph-properties style:line-height-at-least="0.582cm"/>
      <style:text-properties fo:color="#000000" loext:opacity="100%" style:font-name="Bahnschrift1" fo:background-color="transparent"/>
    </style:style>
    <style:style style:name="P92" style:family="paragraph" style:parent-style-name="Standard">
      <style:paragraph-properties style:line-height-at-least="0.582cm"/>
      <style:text-properties fo:color="#99c794" loext:opacity="100%" style:font-name="Fira Code iScript" fo:font-size="12pt" fo:font-weight="normal" fo:background-color="#1b2b34"/>
    </style:style>
    <style:style style:name="P93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f58ce5" officeooo:paragraph-rsid="0380ea51" fo:background-color="transparent" style:font-size-asian="12pt" style:font-style-asian="normal" style:font-weight-asian="normal" style:font-weight-complex="normal"/>
    </style:style>
    <style:style style:name="P94" style:family="paragraph" style:parent-style-name="Standard">
      <style:paragraph-properties style:line-height-at-least="0.582cm"/>
      <style:text-properties fo:color="#000000" loext:opacity="100%" style:font-name="Bahnschrift1" fo:font-size="12pt" fo:font-weight="normal" officeooo:rsid="03eeb797" officeooo:paragraph-rsid="03f34e06" fo:background-color="transparent"/>
    </style:style>
    <style:style style:name="P95" style:family="paragraph" style:parent-style-name="Standard">
      <style:paragraph-properties style:line-height-at-least="0.582cm"/>
      <style:text-properties fo:color="#000000" loext:opacity="100%" style:font-name="Bahnschrift1" fo:font-size="12pt" fo:font-weight="normal" officeooo:rsid="03eeb797" officeooo:paragraph-rsid="03f85692" fo:background-color="transparent"/>
    </style:style>
    <style:style style:name="P96" style:family="paragraph" style:parent-style-name="Standard">
      <style:paragraph-properties style:line-height-at-least="0.582cm"/>
      <style:text-properties fo:color="#000000" loext:opacity="100%" style:font-name="Bahnschrift1" fo:font-size="12pt" fo:font-weight="normal" officeooo:rsid="03eeb797" officeooo:paragraph-rsid="03efee61" fo:background-color="transparent"/>
    </style:style>
    <style:style style:name="P97" style:family="paragraph" style:parent-style-name="Standard">
      <style:paragraph-properties style:line-height-at-least="0.582cm"/>
      <style:text-properties fo:color="#000000" loext:opacity="100%" style:font-name="Bahnschrift1" fo:font-size="12pt" fo:font-weight="normal" officeooo:rsid="03eeb797" officeooo:paragraph-rsid="0401d541" fo:background-color="transparent"/>
    </style:style>
    <style:style style:name="P98" style:family="paragraph" style:parent-style-name="Standard">
      <style:paragraph-properties style:line-height-at-least="0.582cm"/>
      <style:text-properties fo:color="#000000" loext:opacity="100%" style:font-name="Bahnschrift1" fo:font-size="12pt" fo:font-weight="normal" officeooo:rsid="03eeb797" officeooo:paragraph-rsid="04020271" fo:background-color="transparent"/>
    </style:style>
    <style:style style:name="P99" style:family="paragraph" style:parent-style-name="Standard">
      <style:paragraph-properties style:line-height-at-least="0.582cm"/>
      <style:text-properties fo:color="#000000" loext:opacity="100%" style:font-name="Bahnschrift1" fo:font-size="12pt" fo:font-weight="normal" officeooo:rsid="03eeb797" officeooo:paragraph-rsid="04033db0" fo:background-color="transparent"/>
    </style:style>
    <style:style style:name="T1" style:family="text">
      <style:text-properties fo:font-variant="normal" fo:text-transform="none" style:font-name="Bahnschrift" fo:font-size="12pt" fo:letter-spacing="normal" fo:font-style="normal" style:font-size-asian="12pt" style:font-style-asian="normal"/>
    </style:style>
    <style:style style:name="T2" style:family="text">
      <style:text-properties fo:font-variant="normal" fo:text-transform="none" style:font-name="Bahnschrift" fo:font-size="12pt" fo:letter-spacing="normal" fo:font-style="normal" officeooo:rsid="01629190" style:font-size-asian="12pt" style:font-style-asian="normal"/>
    </style:style>
    <style:style style:name="T3" style:family="text">
      <style:text-properties fo:font-variant="normal" fo:text-transform="none" style:font-name="Bahnschrift" fo:font-size="12pt" fo:letter-spacing="normal" fo:font-style="normal" officeooo:rsid="0292b396" style:font-size-asian="12pt" style:font-style-asian="normal"/>
    </style:style>
    <style:style style:name="T4" style:family="text">
      <style:text-properties fo:font-variant="normal" fo:text-transform="none" style:font-name="Bahnschrift" fo:font-size="12pt" fo:letter-spacing="normal" fo:font-style="normal" officeooo:rsid="0367b865" style:font-size-asian="12pt" style:font-style-asian="normal"/>
    </style:style>
    <style:style style:name="T5" style:family="text">
      <style:text-properties fo:font-variant="normal" fo:text-transform="none" style:font-name="Bahnschrift" fo:font-size="12pt" fo:letter-spacing="normal" fo:font-style="normal" officeooo:rsid="03684173" style:font-size-asian="12pt" style:font-style-asian="normal"/>
    </style:style>
    <style:style style:name="T6" style:family="text">
      <style:text-properties fo:font-variant="normal" fo:text-transform="none" style:font-name="Bahnschrift" fo:font-size="12pt" fo:letter-spacing="normal" fo:font-style="normal" officeooo:rsid="03ac99b6" style:font-size-asian="12pt" style:font-style-asian="normal"/>
    </style:style>
    <style:style style:name="T7" style:family="text">
      <style:text-properties fo:font-variant="normal" fo:text-transform="none" style:font-name="Bahnschrift" fo:font-size="12pt" fo:letter-spacing="normal" fo:font-style="normal" officeooo:rsid="03ad7feb" style:font-size-asian="12pt" style:font-style-asian="normal"/>
    </style:style>
    <style:style style:name="T8" style:family="text">
      <style:text-properties fo:font-variant="normal" fo:text-transform="none" style:font-name="Bahnschrift" fo:font-size="12pt" fo:letter-spacing="normal" fo:font-style="normal" fo:font-weight="normal" officeooo:rsid="028e2bfb" style:font-size-asian="12pt" style:font-style-asian="normal" style:font-weight-asian="normal" style:font-weight-complex="normal"/>
    </style:style>
    <style:style style:name="T9" style:family="text">
      <style:text-properties fo:font-variant="normal" fo:text-transform="none" style:font-name="Bahnschrift" fo:font-size="12pt" fo:letter-spacing="normal" fo:font-style="normal" fo:font-weight="normal" officeooo:rsid="03af46d4" style:font-size-asian="12pt" style:font-style-asian="normal" style:font-weight-asian="normal" style:font-weight-complex="normal"/>
    </style:style>
    <style:style style:name="T10" style:family="text">
      <style:text-properties fo:font-variant="normal" fo:text-transform="none" style:font-name="Bahnschrift" fo:font-size="12pt" fo:letter-spacing="normal" fo:font-style="normal" fo:font-weight="normal" officeooo:rsid="03782b66" style:font-size-asian="12pt" style:font-style-asian="normal" style:font-weight-asian="normal"/>
    </style:style>
    <style:style style:name="T11" style:family="text">
      <style:text-properties fo:font-variant="normal" fo:text-transform="none" style:font-name="Bahnschrift" fo:font-size="12pt" fo:letter-spacing="normal" fo:font-style="normal" fo:font-weight="normal" officeooo:rsid="03b34788" style:font-size-asian="12pt" style:font-style-asian="normal" style:font-weight-asian="normal"/>
    </style:style>
    <style:style style:name="T12" style:family="text">
      <style:text-properties fo:font-variant="normal" fo:text-transform="none" style:font-name="Bahnschrift" fo:font-size="12pt" fo:letter-spacing="normal" fo:font-style="normal" fo:font-weight="normal" fo:background-color="transparent" loext:char-shading-value="0" style:font-size-asian="12pt" style:font-style-asian="normal" style:font-weight-asian="normal" style:font-weight-complex="normal"/>
    </style:style>
    <style:style style:name="T13" style:family="text">
      <style:text-properties fo:font-variant="normal" fo:text-transform="none" style:font-name="Bahnschrift" fo:font-size="12pt" fo:letter-spacing="normal" fo:font-style="normal" fo:font-weight="normal" officeooo:rsid="037adfdc" fo:background-color="transparent" loext:char-shading-value="0" style:font-size-asian="12pt" style:font-style-asian="normal" style:font-weight-asian="normal" style:font-weight-complex="normal"/>
    </style:style>
    <style:style style:name="T14" style:family="text">
      <style:text-properties fo:font-variant="normal" fo:text-transform="none" style:font-name="Bahnschrift" fo:font-size="12pt" fo:letter-spacing="normal" fo:font-style="normal" fo:font-weight="normal" officeooo:rsid="03b63e41" fo:background-color="transparent" loext:char-shading-value="0" style:font-size-asian="12pt" style:font-style-asian="normal" style:font-weight-asian="normal" style:font-weight-complex="normal"/>
    </style:style>
    <style:style style:name="T15" style:family="text">
      <style:text-properties fo:font-variant="normal" fo:text-transform="none" style:font-name="Bahnschrift" fo:font-size="12pt" fo:letter-spacing="normal" fo:font-style="normal" fo:font-weight="normal" officeooo:rsid="037b517e" fo:background-color="transparent" loext:char-shading-value="0" style:font-size-asian="12pt" style:font-style-asian="normal" style:font-weight-asian="normal" style:font-weight-complex="normal"/>
    </style:style>
    <style:style style:name="T16" style:family="text">
      <style:text-properties fo:font-variant="normal" fo:text-transform="none" style:font-name="Bahnschrift" fo:font-size="12pt" fo:letter-spacing="normal" fo:font-style="normal" fo:font-weight="normal" officeooo:rsid="038783bf" fo:background-color="transparent" loext:char-shading-value="0" style:font-size-asian="12pt" style:font-style-asian="normal" style:font-weight-asian="normal" style:font-weight-complex="normal"/>
    </style:style>
    <style:style style:name="T17" style:family="text">
      <style:text-properties fo:font-variant="normal" fo:text-transform="none" style:font-name="Bahnschrift" fo:font-size="12pt" fo:letter-spacing="normal" fo:font-style="normal" fo:font-weight="normal" officeooo:rsid="03bc0945" fo:background-color="transparent" loext:char-shading-value="0" style:font-size-asian="12pt" style:font-style-asian="normal" style:font-weight-asian="normal" style:font-weight-complex="normal"/>
    </style:style>
    <style:style style:name="T18" style:family="text">
      <style:text-properties fo:font-variant="normal" fo:text-transform="none" style:font-name="Bahnschrift" fo:font-size="12pt" fo:letter-spacing="normal" fo:font-style="normal" fo:font-weight="normal" officeooo:rsid="038e0e52" fo:background-color="transparent" loext:char-shading-value="0" style:font-size-asian="12pt" style:font-style-asian="normal" style:font-weight-asian="normal" style:font-weight-complex="normal"/>
    </style:style>
    <style:style style:name="T19" style:family="text">
      <style:text-properties fo:font-variant="normal" fo:text-transform="none" style:font-name="Bahnschrift" fo:font-size="12pt" fo:letter-spacing="normal" fo:font-style="normal" fo:font-weight="normal" officeooo:rsid="03c20c46" fo:background-color="transparent" loext:char-shading-value="0" style:font-size-asian="12pt" style:font-style-asian="normal" style:font-weight-asian="normal" style:font-weight-complex="normal"/>
    </style:style>
    <style:style style:name="T20" style:family="text">
      <style:text-properties fo:font-variant="normal" fo:text-transform="none" style:font-name="Bahnschrift" fo:font-size="12pt" fo:letter-spacing="normal" fo:font-style="normal" fo:font-weight="normal" officeooo:rsid="03900a7a" fo:background-color="transparent" loext:char-shading-value="0" style:font-size-asian="12pt" style:font-style-asian="normal" style:font-weight-asian="normal" style:font-weight-complex="normal"/>
    </style:style>
    <style:style style:name="T21" style:family="text">
      <style:text-properties fo:font-variant="normal" fo:text-transform="none" style:font-name="Bahnschrift" fo:font-size="12pt" fo:letter-spacing="normal" fo:font-style="normal" fo:font-weight="normal" officeooo:rsid="0395c00e" fo:background-color="transparent" loext:char-shading-value="0" style:font-size-asian="12pt" style:font-style-asian="normal" style:font-weight-asian="normal" style:font-weight-complex="normal"/>
    </style:style>
    <style:style style:name="T22" style:family="text">
      <style:text-properties fo:font-variant="normal" fo:text-transform="none" style:font-name="Bahnschrift" fo:font-size="12pt" fo:letter-spacing="normal" fo:font-style="normal" fo:font-weight="normal" officeooo:rsid="03969a94" fo:background-color="transparent" loext:char-shading-value="0" style:font-size-asian="12pt" style:font-style-asian="normal" style:font-weight-asian="normal" style:font-weight-complex="normal"/>
    </style:style>
    <style:style style:name="T23" style:family="text">
      <style:text-properties fo:font-variant="normal" fo:text-transform="none" style:font-name="Bahnschrift" fo:font-size="12pt" fo:letter-spacing="normal" fo:font-style="normal" fo:font-weight="normal" officeooo:rsid="03c53e88" fo:background-color="transparent" loext:char-shading-value="0" style:font-size-asian="12pt" style:font-style-asian="normal" style:font-weight-asian="normal" style:font-weight-complex="normal"/>
    </style:style>
    <style:style style:name="T24" style:family="text">
      <style:text-properties fo:font-variant="normal" fo:text-transform="none" style:font-name="Bahnschrift" fo:font-size="12pt" fo:letter-spacing="normal" fo:font-style="normal" fo:font-weight="normal" officeooo:rsid="03c594d0" fo:background-color="transparent" loext:char-shading-value="0" style:font-size-asian="12pt" style:font-style-asian="normal" style:font-weight-asian="normal" style:font-weight-complex="normal"/>
    </style:style>
    <style:style style:name="T25" style:family="text">
      <style:text-properties fo:font-variant="normal" fo:text-transform="none" style:font-name="Bahnschrift" fo:font-size="12pt" fo:letter-spacing="normal" fo:font-style="normal" officeooo:rsid="03b12240" fo:background-color="#bbe33d" loext:char-shading-value="0" style:font-size-asian="12pt" style:font-style-asian="normal" style:font-weight-complex="bold"/>
    </style:style>
    <style:style style:name="T26" style:family="text">
      <style:text-properties fo:font-variant="normal" fo:text-transform="none" style:font-name="Bahnschrift" fo:font-size="12pt" fo:letter-spacing="normal" fo:font-style="normal" officeooo:rsid="03b2464f" fo:background-color="#bbe33d" loext:char-shading-value="0" style:font-size-asian="12pt" style:font-style-asian="normal" style:font-weight-complex="bold"/>
    </style:style>
    <style:style style:name="T27" style:family="text">
      <style:text-properties fo:font-variant="normal" fo:text-transform="none" style:font-name="Bahnschrift" fo:font-size="12pt" fo:letter-spacing="normal" fo:font-style="normal" officeooo:rsid="037704d7" fo:background-color="#bbe33d" loext:char-shading-value="0" style:font-size-asian="12pt" style:font-style-asian="normal" style:font-weight-complex="bold"/>
    </style:style>
    <style:style style:name="T28" style:family="text">
      <style:text-properties fo:font-variant="normal" fo:text-transform="none" style:font-name="Bahnschrift1" fo:letter-spacing="normal"/>
    </style:style>
    <style:style style:name="T29" style:family="text">
      <style:text-properties fo:font-variant="normal" fo:text-transform="none" style:font-name="Bahnschrift1" fo:letter-spacing="normal" fo:font-style="normal"/>
    </style:style>
    <style:style style:name="T30" style:family="text">
      <style:text-properties fo:font-variant="normal" fo:text-transform="none" style:font-name="Bahnschrift1" fo:letter-spacing="normal" fo:font-style="normal" fo:font-weight="normal" loext:padding="0cm" loext:border="none"/>
    </style:style>
    <style:style style:name="T31" style:family="text">
      <style:text-properties fo:font-variant="normal" fo:text-transform="none" style:font-name="Bahnschrift1" fo:letter-spacing="normal" fo:font-style="normal" fo:font-weight="normal" officeooo:rsid="03efee61" loext:padding="0cm" loext:border="none"/>
    </style:style>
    <style:style style:name="T32" style:family="text">
      <style:text-properties fo:font-variant="normal" fo:text-transform="none" style:font-name="Bahnschrift1" fo:letter-spacing="normal" fo:font-style="normal" fo:font-weight="normal" officeooo:rsid="03f34e06" loext:padding="0cm" loext:border="none"/>
    </style:style>
    <style:style style:name="T33" style:family="text">
      <style:text-properties fo:font-variant="normal" fo:text-transform="none" style:font-name="Bahnschrift1" fo:letter-spacing="normal" fo:font-style="normal" fo:font-weight="normal" officeooo:rsid="03f85692" loext:padding="0cm" loext:border="none"/>
    </style:style>
    <style:style style:name="T34" style:family="text">
      <style:text-properties fo:font-variant="normal" fo:text-transform="none" style:font-name="Bahnschrift1" fo:letter-spacing="normal" loext:padding="0cm" loext:border="none"/>
    </style:style>
    <style:style style:name="T35" style:family="text">
      <style:text-properties fo:font-variant="normal" fo:text-transform="none" fo:letter-spacing="normal" fo:font-style="normal" fo:font-weight="normal" officeooo:rsid="03fea466" loext:padding="0cm" loext:border="none"/>
    </style:style>
    <style:style style:name="T36" style:family="text">
      <style:text-properties fo:font-variant="normal" fo:text-transform="none" fo:letter-spacing="normal" fo:font-style="normal" fo:font-weight="normal" officeooo:rsid="03f34e06" loext:padding="0cm" loext:border="none"/>
    </style:style>
    <style:style style:name="T37" style:family="text">
      <style:text-properties fo:font-variant="normal" fo:text-transform="none" fo:letter-spacing="normal" fo:font-style="normal" fo:font-weight="normal" officeooo:rsid="03f34e06" loext:padding="0cm" loext:border="none"/>
    </style:style>
    <style:style style:name="T38" style:family="text">
      <style:text-properties fo:font-variant="normal" fo:text-transform="none" fo:letter-spacing="normal" fo:font-style="normal" fo:font-weight="normal" officeooo:rsid="03f34e06" style:font-size-asian="12pt" style:font-size-complex="12pt" loext:padding="0cm" loext:border="none"/>
    </style:style>
    <style:style style:name="T39" style:family="text">
      <style:text-properties fo:font-variant="normal" fo:text-transform="none" fo:letter-spacing="normal" fo:font-style="normal" fo:font-weight="normal" officeooo:rsid="03f34e06" fo:background-color="#ffffd7" loext:char-shading-value="0" loext:padding="0cm" loext:border="none"/>
    </style:style>
    <style:style style:name="T40" style:family="text">
      <style:text-properties fo:font-variant="normal" fo:text-transform="none" fo:letter-spacing="normal" fo:font-style="normal" fo:font-weight="normal" officeooo:rsid="03f34e06" fo:background-color="#ffffd7" loext:char-shading-value="0" loext:padding="0cm" loext:border="none"/>
    </style:style>
    <style:style style:name="T41" style:family="text">
      <style:text-properties fo:font-variant="normal" fo:text-transform="none" fo:letter-spacing="normal" fo:font-style="normal" fo:font-weight="normal" officeooo:rsid="03f34e06" fo:background-color="#ffffa6" loext:char-shading-value="0" loext:padding="0cm" loext:border="none"/>
    </style:style>
    <style:style style:name="T42" style:family="text">
      <style:text-properties fo:font-variant="normal" fo:text-transform="none" fo:letter-spacing="normal" fo:font-style="normal" fo:font-weight="normal" officeooo:rsid="03f34e06" fo:background-color="#ffffa6" loext:char-shading-value="0" loext:padding="0cm" loext:border="none"/>
    </style:style>
    <style:style style:name="T43" style:family="text">
      <style:text-properties fo:font-variant="normal" fo:text-transform="none" fo:letter-spacing="normal" fo:font-style="normal" fo:font-weight="normal" officeooo:rsid="03f85692" fo:background-color="#ffffa6" loext:char-shading-value="0" loext:padding="0cm" loext:border="none"/>
    </style:style>
    <style:style style:name="T44" style:family="text">
      <style:text-properties fo:font-variant="normal" fo:text-transform="none" fo:letter-spacing="normal" fo:font-style="normal" fo:font-weight="normal" officeooo:rsid="03f85692" fo:background-color="#ffffa6" loext:char-shading-value="0" loext:padding="0cm" loext:border="none"/>
    </style:style>
    <style:style style:name="T45" style:family="text">
      <style:text-properties fo:font-variant="normal" fo:text-transform="none" fo:letter-spacing="normal" fo:font-style="normal" fo:font-weight="normal" officeooo:rsid="03fea466" fo:background-color="#ffffa6" loext:char-shading-value="0" loext:padding="0cm" loext:border="none"/>
    </style:style>
    <style:style style:name="T46" style:family="text">
      <style:text-properties fo:font-variant="normal" fo:text-transform="none" fo:letter-spacing="normal" fo:font-style="normal" fo:font-weight="normal" officeooo:rsid="03fea466" fo:background-color="#ffffa6" loext:char-shading-value="0" loext:padding="0cm" loext:border="none"/>
    </style:style>
    <style:style style:name="T47" style:family="text">
      <style:text-properties fo:font-variant="normal" fo:text-transform="none" fo:letter-spacing="normal" fo:font-style="normal" fo:font-weight="normal" officeooo:rsid="03f85692" fo:background-color="#ffffa6" loext:char-shading-value="0" style:font-weight-asian="normal" style:font-weight-complex="normal" loext:padding="0cm" loext:border="none"/>
    </style:style>
    <style:style style:name="T48" style:family="text">
      <style:text-properties fo:font-variant="normal" fo:text-transform="none" fo:letter-spacing="normal" fo:font-style="normal" fo:font-weight="normal" officeooo:rsid="03fea466" fo:background-color="#ffffa6" loext:char-shading-value="0" style:font-weight-asian="normal" style:font-weight-complex="normal" loext:padding="0cm" loext:border="none"/>
    </style:style>
    <style:style style:name="T49" style:family="text">
      <style:text-properties fo:font-variant="normal" fo:text-transform="none" fo:letter-spacing="normal" fo:font-style="normal" fo:font-weight="normal" officeooo:rsid="0401d541" fo:background-color="#ffffa6" loext:char-shading-value="0" loext:padding="0cm" loext:border="none"/>
    </style:style>
    <style:style style:name="T50" style:family="text">
      <style:text-properties fo:font-variant="normal" fo:text-transform="none" fo:letter-spacing="normal" fo:font-style="normal" fo:font-weight="normal" officeooo:rsid="0401d541" fo:background-color="#ffffa6" loext:char-shading-value="0" loext:padding="0cm" loext:border="none"/>
    </style:style>
    <style:style style:name="T51" style:family="text">
      <style:text-properties fo:font-variant="normal" fo:text-transform="none" fo:letter-spacing="normal" fo:font-style="normal" fo:font-weight="normal" officeooo:rsid="03f85692" loext:padding="0cm" loext:border="none"/>
    </style:style>
    <style:style style:name="T52" style:family="text">
      <style:text-properties fo:font-variant="normal" fo:text-transform="none" fo:letter-spacing="normal" fo:font-style="normal" fo:font-weight="normal" officeooo:rsid="03ff7248" loext:padding="0cm" loext:border="none"/>
    </style:style>
    <style:style style:name="T53" style:family="text">
      <style:text-properties fo:font-variant="normal" fo:text-transform="none" fo:letter-spacing="normal" fo:font-style="normal" fo:font-weight="normal" officeooo:rsid="04005d3b" loext:padding="0cm" loext:border="none"/>
    </style:style>
    <style:style style:name="T54" style:family="text">
      <style:text-properties fo:font-variant="normal" fo:text-transform="none" fo:letter-spacing="normal" fo:font-style="normal" fo:font-weight="normal" officeooo:rsid="03efee61" loext:padding="0cm" loext:border="none"/>
    </style:style>
    <style:style style:name="T55" style:family="text">
      <style:text-properties fo:font-variant="normal" fo:text-transform="none" fo:letter-spacing="normal" fo:font-style="normal" fo:font-weight="normal" officeooo:rsid="0401d541" loext:padding="0cm" loext:border="none"/>
    </style:style>
    <style:style style:name="T56" style:family="text">
      <style:text-properties fo:font-variant="normal" fo:text-transform="none" fo:letter-spacing="normal" fo:font-style="normal" fo:font-weight="normal" officeooo:rsid="04020271" loext:padding="0cm" loext:border="none"/>
    </style:style>
    <style:style style:name="T57" style:family="text">
      <style:text-properties fo:font-variant="normal" fo:text-transform="none" fo:letter-spacing="normal" fo:font-style="normal" officeooo:rsid="03f34e06" fo:background-color="#ffffa6" loext:char-shading-value="0" loext:padding="0cm" loext:border="none"/>
    </style:style>
    <style:style style:name="T58" style:family="text">
      <style:text-properties fo:font-variant="normal" fo:text-transform="none" fo:letter-spacing="normal" fo:font-style="normal" officeooo:rsid="03f85692" fo:background-color="#ffffa6" loext:char-shading-value="0" loext:padding="0cm" loext:border="none"/>
    </style:style>
    <style:style style:name="T59" style:family="text">
      <style:text-properties fo:font-variant="normal" fo:text-transform="none" fo:letter-spacing="normal" fo:font-style="normal" officeooo:rsid="03fea466" fo:background-color="#ffffa6" loext:char-shading-value="0" loext:padding="0cm" loext:border="none"/>
    </style:style>
    <style:style style:name="T60" style:family="text">
      <style:text-properties fo:font-variant="normal" fo:text-transform="none" fo:letter-spacing="normal" fo:font-style="normal" officeooo:rsid="0401d541" fo:background-color="#ffffa6" loext:char-shading-value="0" loext:padding="0cm" loext:border="none"/>
    </style:style>
    <style:style style:name="T61" style:family="text">
      <style:text-properties fo:font-variant="normal" fo:text-transform="none" fo:letter-spacing="normal" fo:font-style="normal" fo:font-weight="bold" officeooo:rsid="03f34e06" fo:background-color="#ffffa6" loext:char-shading-value="0" style:font-weight-asian="bold" style:font-weight-complex="bold" loext:padding="0cm" loext:border="none"/>
    </style:style>
    <style:style style:name="T62" style:family="text">
      <style:text-properties fo:font-variant="normal" fo:text-transform="none" fo:letter-spacing="normal" fo:font-style="normal" fo:font-weight="bold" officeooo:rsid="03f85692" fo:background-color="#ffffa6" loext:char-shading-value="0" style:font-weight-asian="bold" style:font-weight-complex="bold" loext:padding="0cm" loext:border="none"/>
    </style:style>
    <style:style style:name="T63" style:family="text">
      <style:text-properties fo:font-variant="normal" fo:text-transform="none" fo:letter-spacing="normal" fo:font-style="normal" fo:font-weight="bold" officeooo:rsid="03fea466" fo:background-color="#ffffa6" loext:char-shading-value="0" style:font-weight-asian="bold" style:font-weight-complex="bold" loext:padding="0cm" loext:border="none"/>
    </style:style>
    <style:style style:name="T64" style:family="text">
      <style:text-properties fo:font-variant="normal" fo:text-transform="none" fo:letter-spacing="normal" fo:font-style="normal" fo:font-weight="bold" officeooo:rsid="0401d541" fo:background-color="#ffffa6" loext:char-shading-value="0" style:font-weight-asian="bold" style:font-weight-complex="bold" loext:padding="0cm" loext:border="none"/>
    </style:style>
    <style:style style:name="T65" style:family="text">
      <style:text-properties fo:font-variant="normal" fo:text-transform="none" fo:letter-spacing="normal" fo:font-style="normal" fo:font-weight="bold" officeooo:rsid="04020271" fo:background-color="#ffffa6" loext:char-shading-value="0" style:font-weight-asian="bold" style:font-weight-complex="bold" loext:padding="0cm" loext:border="none"/>
    </style:style>
    <style:style style:name="T66" style:family="text">
      <style:text-properties fo:font-variant="normal" fo:text-transform="none" fo:letter-spacing="normal" fo:font-style="normal" fo:font-weight="bold" officeooo:rsid="04020271" fo:background-color="#ffffa6" loext:char-shading-value="0" style:font-weight-asian="bold" style:font-weight-complex="bold" loext:padding="0cm" loext:border="none"/>
    </style:style>
    <style:style style:name="T67" style:family="text">
      <style:text-properties fo:font-variant="normal" fo:text-transform="none" fo:letter-spacing="normal" fo:font-style="normal" fo:font-weight="bold" officeooo:rsid="04033db0" fo:background-color="#ffffa6" loext:char-shading-value="0" style:font-weight-asian="bold" style:font-weight-complex="bold" loext:padding="0cm" loext:border="none"/>
    </style:style>
    <style:style style:name="T68" style:family="text">
      <style:text-properties fo:font-variant="normal" fo:text-transform="none" fo:letter-spacing="normal" fo:font-style="normal" fo:font-weight="bold" officeooo:rsid="04020271" style:font-weight-asian="bold" style:font-weight-complex="bold" loext:padding="0cm" loext:border="none"/>
    </style:style>
    <style:style style:name="T69" style:family="text">
      <style:text-properties fo:font-variant="normal" fo:text-transform="none" fo:letter-spacing="normal" fo:font-style="normal" officeooo:rsid="04020271" loext:padding="0cm" loext:border="none"/>
    </style:style>
    <style:style style:name="T70" style:family="text">
      <style:text-properties fo:font-variant="normal" fo:text-transform="none" fo:color="#1f3331" loext:opacity="100%" style:font-name="Nunito" fo:letter-spacing="normal" fo:font-style="normal" fo:font-weight="normal" officeooo:rsid="03f34e06" loext:padding="0cm" loext:border="none"/>
    </style:style>
    <style:style style:name="T71" style:family="text">
      <style:text-properties fo:font-variant="normal" fo:text-transform="none" fo:color="#1f3331" loext:opacity="100%" style:font-name="Nunito" fo:letter-spacing="normal" fo:font-style="normal" fo:font-weight="normal" officeooo:rsid="03f34e06" style:font-size-asian="12pt" style:font-size-complex="12pt" loext:padding="0cm" loext:border="none"/>
    </style:style>
    <style:style style:name="T72" style:family="text">
      <style:text-properties fo:font-variant="normal" fo:text-transform="none" fo:color="#1f3331" loext:opacity="100%" fo:letter-spacing="normal" fo:font-style="normal" fo:font-weight="normal" officeooo:rsid="03f34e06" style:font-size-asian="12pt" style:font-size-complex="12pt" loext:padding="0cm" loext:border="none"/>
    </style:style>
    <style:style style:name="T73" style:family="text">
      <style:text-properties fo:font-variant="normal" fo:text-transform="none" fo:color="#1f3331" loext:opacity="100%" style:font-name="Bahnschrift1" fo:letter-spacing="normal" fo:font-style="normal" fo:font-weight="normal" officeooo:rsid="03f34e06" style:font-size-asian="12pt" style:font-size-complex="12pt" loext:padding="0cm" loext:border="none"/>
    </style:style>
    <style:style style:name="T74" style:family="text">
      <style:text-properties fo:font-variant="normal" fo:text-transform="none" style:font-name="Bahnschrift1" fo:letter-spacing="normal" fo:font-style="normal" fo:font-weight="normal" officeooo:rsid="03f34e06" style:font-size-asian="12pt" style:font-size-complex="12pt" loext:padding="0cm" loext:border="none"/>
    </style:style>
    <style:style style:name="T75" style:family="text">
      <style:text-properties fo:font-variant="normal" fo:text-transform="none" style:font-name="Bahnschrift1" fo:letter-spacing="normal" fo:font-style="normal" fo:font-weight="normal" officeooo:rsid="0401d541" fo:background-color="#ffffa6" loext:char-shading-value="0" loext:padding="0cm" loext:border="none"/>
    </style:style>
    <style:style style:name="T76" style:family="text">
      <style:text-properties fo:font-variant="normal" fo:text-transform="none" fo:color="#bdc1c6" loext:opacity="100%" style:font-name="arial" fo:letter-spacing="normal" fo:font-style="normal" fo:font-weight="normal" officeooo:rsid="03f85692" loext:padding="0cm" loext:border="none"/>
    </style:style>
    <style:style style:name="T77" style:family="text">
      <style:text-properties fo:font-variant="normal" fo:text-transform="none" style:font-name="arial" fo:letter-spacing="normal" fo:font-style="normal" fo:font-weight="normal" officeooo:rsid="03f85692" loext:padding="0cm" loext:border="none"/>
    </style:style>
    <style:style style:name="T78" style:family="text">
      <style:text-properties fo:font-variant="normal" fo:text-transform="none" fo:color="#271a38" loext:opacity="100%" fo:letter-spacing="normal" fo:font-style="normal" fo:font-weight="normal" officeooo:rsid="0401d541" fo:background-color="#ffffa6" loext:char-shading-value="0" loext:padding="0cm" loext:border="none"/>
    </style:style>
    <style:style style:name="T79" style:family="text">
      <style:text-properties fo:font-variant="normal" fo:text-transform="none" fo:color="#271a38" loext:opacity="100%" style:font-name="Inter" fo:letter-spacing="normal" fo:font-style="normal" fo:font-weight="normal" officeooo:rsid="0401d541" fo:background-color="#ffffa6" loext:char-shading-value="0" loext:padding="0cm" loext:border="none"/>
    </style:style>
    <style:style style:name="T80" style:family="text">
      <style:text-properties fo:font-variant="normal" fo:text-transform="none" fo:color="#271a38" loext:opacity="100%" style:font-name="Bahnschrift1" fo:letter-spacing="normal" fo:font-style="normal" fo:font-weight="normal" officeooo:rsid="0401d541" fo:background-color="#ffffa6" loext:char-shading-value="0" loext:padding="0cm" loext:border="none"/>
    </style:style>
    <style:style style:name="T81" style:family="text">
      <style:text-properties fo:font-size="12pt" fo:font-weight="normal" style:font-size-asian="12pt" style:font-weight-asian="normal"/>
    </style:style>
    <style:style style:name="T82" style:family="text">
      <style:text-properties fo:font-size="12pt" fo:font-weight="normal" officeooo:rsid="002eb3c5" style:font-size-asian="12pt" style:font-weight-asian="normal"/>
    </style:style>
    <style:style style:name="T83" style:family="text">
      <style:text-properties fo:font-size="12pt" fo:font-weight="normal" officeooo:rsid="0030514d" style:font-size-asian="12pt" style:font-weight-asian="normal"/>
    </style:style>
    <style:style style:name="T84" style:family="text">
      <style:text-properties fo:font-size="12pt" fo:font-weight="normal" officeooo:rsid="032b86d3" style:font-size-asian="12pt" style:font-weight-asian="normal"/>
    </style:style>
    <style:style style:name="T85" style:family="text">
      <style:text-properties fo:font-size="12pt" style:font-size-asian="12pt"/>
    </style:style>
    <style:style style:name="T86" style:family="text">
      <style:text-properties fo:font-weight="bold" officeooo:rsid="028710cb" style:font-weight-asian="bold" style:font-weight-complex="bold"/>
    </style:style>
    <style:style style:name="T87" style:family="text">
      <style:text-properties officeooo:rsid="0285588a"/>
    </style:style>
    <style:style style:name="T88" style:family="text">
      <style:text-properties officeooo:rsid="001c12ef" style:font-weight-complex="normal"/>
    </style:style>
    <style:style style:name="T89" style:family="text">
      <style:text-properties officeooo:rsid="028710cb" style:font-weight-complex="normal"/>
    </style:style>
    <style:style style:name="T90" style:family="text">
      <style:text-properties officeooo:rsid="03654819" style:font-weight-complex="normal"/>
    </style:style>
    <style:style style:name="T91" style:family="text">
      <style:text-properties officeooo:rsid="03672c7c" style:font-weight-complex="normal"/>
    </style:style>
    <style:style style:name="T92" style:family="text">
      <style:text-properties officeooo:rsid="036791c9" style:font-weight-complex="normal"/>
    </style:style>
    <style:style style:name="T93" style:family="text">
      <style:text-properties officeooo:rsid="032a7a1e"/>
    </style:style>
    <style:style style:name="T94" style:family="text">
      <style:text-properties officeooo:rsid="03366d99"/>
    </style:style>
    <style:style style:name="T95" style:family="text">
      <style:text-properties officeooo:rsid="033865f6"/>
    </style:style>
    <style:style style:name="T96" style:family="text">
      <style:text-properties officeooo:rsid="03396355"/>
    </style:style>
    <style:style style:name="T97" style:family="text">
      <style:text-properties officeooo:rsid="036a89ca"/>
    </style:style>
    <style:style style:name="T98" style:family="text">
      <style:text-properties officeooo:rsid="036d8138"/>
    </style:style>
    <style:style style:name="T99" style:family="text">
      <style:text-properties officeooo:rsid="036ec490"/>
    </style:style>
    <style:style style:name="T100" style:family="text">
      <style:text-properties officeooo:rsid="036f47c6"/>
    </style:style>
    <style:style style:name="T101" style:family="text">
      <style:text-properties officeooo:rsid="037013db"/>
    </style:style>
    <style:style style:name="T102" style:family="text">
      <style:text-properties officeooo:rsid="037068d8"/>
    </style:style>
    <style:style style:name="T103" style:family="text">
      <style:text-properties officeooo:rsid="03734783"/>
    </style:style>
    <style:style style:name="T104" style:family="text">
      <style:text-properties officeooo:rsid="0376ddf0"/>
    </style:style>
    <style:style style:name="T105" style:family="text">
      <style:text-properties officeooo:rsid="0378f774"/>
    </style:style>
    <style:style style:name="T106" style:family="text">
      <style:text-properties officeooo:rsid="03796b39"/>
    </style:style>
    <style:style style:name="T107" style:family="text">
      <style:text-properties officeooo:rsid="037dbd8e"/>
    </style:style>
    <style:style style:name="T108" style:family="text">
      <style:text-properties officeooo:rsid="03845543"/>
    </style:style>
    <style:style style:name="T109" style:family="text">
      <style:text-properties officeooo:rsid="03858c3b"/>
    </style:style>
    <style:style style:name="T110" style:family="text">
      <style:text-properties officeooo:rsid="038adc13"/>
    </style:style>
    <style:style style:name="T111" style:family="text">
      <style:text-properties officeooo:rsid="038e820b"/>
    </style:style>
    <style:style style:name="T112" style:family="text">
      <style:text-properties officeooo:rsid="03917ca6"/>
    </style:style>
    <style:style style:name="T113" style:family="text">
      <style:text-properties officeooo:rsid="0392ac4e"/>
    </style:style>
    <style:style style:name="T114" style:family="text">
      <style:text-properties officeooo:rsid="03947bc2"/>
    </style:style>
    <style:style style:name="T115" style:family="text">
      <style:text-properties officeooo:rsid="0395625b"/>
    </style:style>
    <style:style style:name="T116" style:family="text">
      <style:text-properties officeooo:rsid="039986d0"/>
    </style:style>
    <style:style style:name="T117" style:family="text">
      <style:text-properties officeooo:rsid="039db1f1"/>
    </style:style>
    <style:style style:name="T118" style:family="text">
      <style:text-properties officeooo:rsid="039f4c6d"/>
    </style:style>
    <style:style style:name="T119" style:family="text">
      <style:text-properties officeooo:rsid="03a011a3"/>
    </style:style>
    <style:style style:name="T120" style:family="text">
      <style:text-properties officeooo:rsid="03a071ce"/>
    </style:style>
    <style:style style:name="T121" style:family="text">
      <style:text-properties officeooo:rsid="03a9974c"/>
    </style:style>
    <style:style style:name="T122" style:family="text">
      <style:text-properties officeooo:rsid="03a9ad5a"/>
    </style:style>
    <style:style style:name="T123" style:family="text">
      <style:text-properties officeooo:rsid="03af46d4"/>
    </style:style>
    <style:style style:name="T124" style:family="text">
      <style:text-properties officeooo:rsid="03b4c3bd"/>
    </style:style>
    <style:style style:name="T125" style:family="text">
      <style:text-properties officeooo:rsid="03b545e9"/>
    </style:style>
    <style:style style:name="T126" style:family="text">
      <style:text-properties officeooo:rsid="03b8266f"/>
    </style:style>
    <style:style style:name="T127" style:family="text">
      <style:text-properties officeooo:rsid="03b9ec3d"/>
    </style:style>
    <style:style style:name="T128" style:family="text">
      <style:text-properties officeooo:rsid="03bafcd2"/>
    </style:style>
    <style:style style:name="T129" style:family="text">
      <style:text-properties officeooo:rsid="03bddfb6"/>
    </style:style>
    <style:style style:name="T130" style:family="text">
      <style:text-properties officeooo:rsid="03bf77e3"/>
    </style:style>
    <style:style style:name="T131" style:family="text">
      <style:text-properties officeooo:rsid="03c31355"/>
    </style:style>
    <style:style style:name="T132" style:family="text">
      <style:text-properties officeooo:rsid="03c4f294"/>
    </style:style>
    <style:style style:name="T133" style:family="text">
      <style:text-properties officeooo:rsid="03c6726d"/>
    </style:style>
    <style:style style:name="T134" style:family="text">
      <style:text-properties officeooo:rsid="03c74a46"/>
    </style:style>
    <style:style style:name="T135" style:family="text">
      <style:text-properties officeooo:rsid="03c8983f"/>
    </style:style>
    <style:style style:name="T136" style:family="text">
      <style:text-properties officeooo:rsid="03caefdf"/>
    </style:style>
    <style:style style:name="T137" style:family="text">
      <style:text-properties fo:color="#eb606b" loext:opacity="100%"/>
    </style:style>
    <style:style style:name="T138" style:family="text">
      <style:text-properties fo:color="#5fb3b3" loext:opacity="100%"/>
    </style:style>
    <style:style style:name="T139" style:family="text">
      <style:text-properties fo:font-weight="normal" style:font-size-complex="12pt"/>
    </style:style>
    <style:style style:name="T140" style:family="text">
      <style:text-properties style:font-name="Bahnschrift1"/>
    </style:style>
    <style:style style:name="T141" style:family="text">
      <style:text-properties style:font-name="Bahnschrift1" fo:font-weight="normal"/>
    </style:style>
    <style:style style:name="T142" style:family="text">
      <style:text-properties style:font-size-complex="12pt"/>
    </style:style>
    <style:style style:name="T143" style:family="text">
      <style:text-properties officeooo:rsid="03e0c822"/>
    </style:style>
    <style:style style:name="T144" style:family="text">
      <style:text-properties officeooo:rsid="03e1bac2"/>
    </style:style>
    <style:style style:name="T145" style:family="text">
      <style:text-properties officeooo:rsid="03e61999"/>
    </style:style>
    <style:style style:name="T146" style:family="text">
      <style:text-properties officeooo:rsid="03e9cdd9"/>
    </style:style>
    <style:style style:name="T147" style:family="text">
      <style:text-properties officeooo:rsid="03eb3a78"/>
    </style:style>
    <style:style style:name="T148" style:family="text">
      <style:text-properties officeooo:rsid="03f2f6f8"/>
    </style:style>
    <style:style style:name="T149" style:family="text">
      <style:text-properties officeooo:rsid="03f964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<text:span text:style-name="T143">J</text:span>e vais <text:span text:style-name="T87">commencer par</text:span> <text:s/>résumer le contexte du projet :</text:p>
      <text:p text:style-name="P2"><text:span text:style-name="T89">J’ai réalisé ce projet pour </text:span><text:span text:style-name="T88"><text:s/></text:span><text:span text:style-name="T90">piiiquante</text:span><text:span text:style-name="T86">,</text:span><text:span text:style-name="T89"> </text:span><text:span text:style-name="T92">une </text:span><text:span text:style-name="T91"><text:s/>marque de condiment à base de piment.</text:span></text:p>
      <text:p text:style-name="P1"/>
      <text:p text:style-name="P75"><text:span text:style-name="T2">J’</text:span><text:span text:style-name="T1">ai été chargé </text:span><text:span text:style-name="T4">de crée une API</text:span><text:span text:style-name="T1"> </text:span><text:span text:style-name="T4">pour une application web. Le front de l’application était déjà crée, je me suis occupé de la parti Backend du projet</text:span></text:p>
      <text:p text:style-name="P8"/>
      <text:p text:style-name="P76"><text:span text:style-name="T3">A</text:span><text:span text:style-name="T1">ucune modification n’as été apporté au </text:span><text:span text:style-name="T5">dossier Frontend</text:span><text:span text:style-name="T6"> qui rassemble la partie </text:span><text:span text:style-name="T5"><text:s/>déjà existant</text:span><text:span text:style-name="T6"> du projet</text:span><text:span text:style-name="T7">.</text:span></text:p>
      <text:p text:style-name="P4"/>
      <text:p text:style-name="P5">J’ai commenter <text:span text:style-name="T93">mes fichier javascript</text:span> block par block afin de facilité la compréhension <text:span text:style-name="T93">de mon code</text:span></text:p>
      <text:p text:style-name="P33"/>
      <text:p text:style-name="P60"><text:span text:style-name="T84">J’ajoute également que </text:span><text:span text:style-name="T81"><text:s/>le code a été </text:span><text:span text:style-name="T85">versionné</text:span><text:span text:style-name="T81"> </text:span><text:span text:style-name="T82">dès le debut du projet</text:span><text:span text:style-name="T81"> sur Github et est accessible </text:span><text:span text:style-name="T83">publiquement</text:span><text:span text:style-name="T81">.</text:span></text:p>
      <text:p text:style-name="P34"/>
      <text:p text:style-name="P35">Je vais désormais <text:span text:style-name="T97">vous présenter mon projet </text:span><text:span text:style-name="T94">.</text:span><text:span text:style-name="T96">E</text:span><text:span text:style-name="T95">nfin je vous ferais</text:span><text:span text:style-name="T123"> </text:span><text:span text:style-name="T95"><text:s/>une</text:span><text:span text:style-name="T94"> demonstration live du site.</text:span></text:p>
      <text:p text:style-name="P59"/>
      <text:p text:style-name="P57">Introduction</text:p>
      <text:p text:style-name="P55"><text:span text:style-name="T101">Spécificité</text:span><text:span text:style-name="T102">s</text:span><text:span text:style-name="T101"> du projet</text:span> :</text:p>
      <text:p text:style-name="P6">L<text:span text:style-name="T98">es spécificités de ce projet sont :</text:span></text:p>
      <text:p text:style-name="P6">- <text:span text:style-name="T98">La sécurité de l’API</text:span></text:p>
      <text:p text:style-name="P6">- <text:span text:style-name="T99">L’utilisation d’une base de donnée</text:span></text:p>
      <text:p text:style-name="P78"><text:span text:style-name="T8">- </text:span><text:span text:style-name="T9">La création et l'utilisation d'un compte pour chaques utilisateurs</text:span></text:p>
      <text:p text:style-name="P7">- <text:span text:style-name="T99">Ce compte permet la création la modification et la suppression de sauce</text:span></text:p>
      <text:p text:style-name="P7">- <text:span text:style-name="T100">Et également la possibilité de like ou dislike les sauces des autres utilisateurs</text:span></text:p>
      <text:p text:style-name="P54"><text:span text:style-name="T103">Les technologies</text:span> :</text:p>
      <text:p text:style-name="P9">Nous avons priviligiés node JS pour la création de l’API, il sagit d’une technologie haute performence optimisé pour tous types d’environnements.</text:p>
      <text:p text:style-name="P9">L’avantage est que node possède des packages qui s’installe <text:span text:style-name="T148">via NPM</text:span> tres facilement avec des lignes de commandes ce qui rend l’environnement node très flexible.</text:p>
      <text:p text:style-name="P10"><text:span text:style-name="T104">De plus</text:span> MongoDb la base de données est compatible avec node JS</text:p>
      <text:p text:style-name="P61"/>
      <text:p text:style-name="P84"><text:span text:style-name="T25">Le code s'organise autour de 5 grands axes</text:span><text:span text:style-name="T26"> que je vais énumérer puis je détaillerais chaqu'un d'entre eux</text:span><text:span text:style-name="T27"> :</text:span></text:p>
      <text:p text:style-name="P11">- APP.JS qui centralise toutes les informations <text:span text:style-name="T105">(les headers, l’url de la base de données et les routes)</text:span></text:p>
      <text:p text:style-name="P11">- Le dossier routes définit les chemins d’accès aux dossiers</text:p>
      <text:p text:style-name="P77"><text:span text:style-name="T10">- Le dossier controllers contient la logique métier du </text:span><text:span text:style-name="T11">code</text:span></text:p>
      <text:p text:style-name="P11">- Le dossier models qui défini le<text:span text:style-name="T124">s</text:span> schéma<text:span text:style-name="T124">s</text:span> de la base de données</text:p>
      <text:p text:style-name="P11">- Le dossier middleware est utilisé lui pour les autorisation<text:span text:style-name="T125">s</text:span> de l’utilisateur et la gestion des images</text:p>
      <text:p text:style-name="P46"/>
      <text:p text:style-name="P46"><text:soft-page-break/>App.js :</text:p>
      <text:p text:style-name="P12">Comporte l’importation de packages de node.js</text:p>
      <text:p text:style-name="P13">La connection à mongodb avec l’’ID et mot de passe <text:span text:style-name="T106">grâce au package mongoose importé précedement</text:span></text:p>
      <text:p text:style-name="P13"/>
      <text:p text:style-name="P14">Puis la définition des Headers/CORS c’est à dire qui fait quoi et qu’es qui est autorisé</text:p>
      <text:p text:style-name="P79"><text:span text:style-name="T13">Nous pouvons y retrouvé l’autorisation </text:span><text:span text:style-name="T14">des</text:span><text:span text:style-name="T13"> méthodes CRUD </text:span><text:span text:style-name="T15">(get, post , put , delete)</text:span></text:p>
      <text:p text:style-name="P30"/>
      <text:p text:style-name="P83"><text:span text:style-name="T15">N</text:span><text:span text:style-name="T12">ous utilisons également helmet qui est un middleware d'Express qui aide à proteger l'application de certaines vulnérabilités en configurant de manière appropriée des en-têtes HTTP.</text:span></text:p>
      <text:p text:style-name="P14"/>
      <text:p text:style-name="P15">Puis enfin il y a la gestion des principaux chemins de <text:s/>l’API c’est à dire les sauces les authorisations et <text:span text:style-name="T107">le dossier statique des images</text:span><text:span text:style-name="T126"> </text:span></text:p>
      <text:p text:style-name="P16"/>
      <text:p text:style-name="P47">Dossier routes :</text:p>
      <text:p text:style-name="P17">Dans le dossier route nous retrouvons 2 fichier un user et un sauce</text:p>
      <text:p text:style-name="P17"/>
      <text:p text:style-name="P18">Dans le fichier user .js, nous importons le module router de express</text:p>
      <text:p text:style-name="P18">Puis l’importation, <text:span text:style-name="T145">des middlewares et </text:span><text:s/>de la logique métier situé dans le dossier controller</text:p>
      <text:p text:style-name="P18">Les router signup et login sont en méthode Post</text:p>
      <text:p text:style-name="P18">Puis l’export du router</text:p>
      <text:p text:style-name="P18"/>
      <text:p text:style-name="P32">VOIR MVC</text:p>
      <text:p text:style-name="P18"/>
      <text:p text:style-name="P19">Dans le même principe le fichier sauce.js garde la même architecture</text:p>
      <text:p text:style-name="P20">Avec la définition des <text:span text:style-name="T147">routers</text:span> sauces, autorisation et multer qui servirons pour le<text:span text:style-name="T127">s</text:span> router</text:p>
      <text:p text:style-name="P20">Chaque routeur a son CRUD avec son chemin et ses droits</text:p>
      <text:p text:style-name="P93"/>
      <text:p text:style-name="P20"/>
      <text:p text:style-name="P48">Dossier models :</text:p>
      <text:p text:style-name="P49">Le dossier model contient les structure de la DB</text:p>
      <text:p text:style-name="P21">Dans le dossier models nous trouvons à nouveau les fichier user et sauce et c’est dans ceux là que nous allons pouvoir définir les schémas des Objet<text:span text:style-name="T108">s</text:span> JSON qui seront accueilli <text:span text:style-name="T109">dans</text:span> la base de donnée</text:p>
      <text:p text:style-name="P22">L’importation de mongoose est donc nécessaire pour utilisé la méthode lié à <text:span text:style-name="T144">l</text:span>a création de schéma<text:span text:style-name="T128"> pour mongoDB</text:span>.</text:p>
      <text:p text:style-name="P22">Nous pouvons ensuite attribué un type à chaque valeurs attendu dans notre objet</text:p>
      <text:p text:style-name="P22"/>
      <text:p text:style-name="P80"><text:span text:style-name="T16">J’ajoute que dans le dossier user le package mongoose unique validator est utilisé afin s’assurer que la base de donnée refuse </text:span><text:span text:style-name="T17">un signup provenant d'une e-mail déja présente sur la base de données</text:span></text:p>
      <text:p text:style-name="P21"/>
      <text:p text:style-name="P23"><text:soft-page-break/></text:p>
      <text:p text:style-name="P24">Video 9m22s https://www.youtube.com/watch?v=YDX41ENbHzI&amp;ab_channel=BenjaminN%C3%A9d%C3%A9lec</text:p>
      <text:p text:style-name="P23"/>
      <text:p text:style-name="P53">Dossier controllers :</text:p>
      <text:p text:style-name="P23">Le dossier controllers défini véritablement qui fait quoi (la logique métier du code)</text:p>
      <text:p text:style-name="P29">Chaque requêtes et réponses de l'API sont défini dans ce dossiers </text:p>
      <text:p text:style-name="P29"/>
      <text:p text:style-name="P29">Nous allons donc retrouver la logique concernant les comptes utilisateurs c'est à dire la possibilité d'inscription et de se connecter à l'application dans le fichier user.js</text:p>
      <text:p text:style-name="P29"/>
      <text:p text:style-name="P29">Et la logique concernant les sauces, de la création à la suppression de celle-ci en passant par l'affichage et la modification des sauces existantes<text:span text:style-name="T136"> ainsi que du like et du dislike. Toute cette logique se retrouve dans le fichier sauce.js</text:span></text:p>
      <text:p text:style-name="P29"/>
      <text:p text:style-name="P29"/>
      <text:p text:style-name="P23"/>
      <text:p text:style-name="P52">Dossier middleware :</text:p>
      <text:p text:style-name="P25">Le dossier middleware contient 2 choses :</text:p>
      <text:p text:style-name="P25">Le fichier multer-config est consacrée au<text:span text:style-name="T111">x</text:span> images on y apelle le plugin Multer <text:span text:style-name="T110">et on y défini quel type de fichier est acc</text:span><text:span text:style-name="T129">e</text:span><text:span text:style-name="T110">pté (pour les images se sera le format jpg,jpeg et png</text:span></text:p>
      <text:p text:style-name="P25"/>
      <text:p text:style-name="P31">Ensuite on attribut aux image une destination (<text:span text:style-name="T130">c'est à dire </text:span>le fichier images du disque dur)</text:p>
      <text:p text:style-name="P81"><text:span text:style-name="T18">Puis la création d’un fichier image unique on défini le nom de ce fichier en supprimant les espaces potentiel en les remplacant par des underscore et en y ajoutant la date </text:span><text:span text:style-name="T19">de création</text:span><text:span text:style-name="T18"> grâce a un timestamp pour éviter toute possibilité de doublon dans la base de données. </text:span><text:span text:style-name="T20">Nous avons donc l’assurance d’avoir une image unique pour chaques sauce ajouté sur le site.</text:span></text:p>
      <text:p text:style-name="P26"/>
      <text:p text:style-name="P27">Le fichier auth.js contient lui un middleware d’authorisation qui <text:s/><text:span text:style-name="T117">décode le</text:span> JSON web token</text:p>
      <text:p text:style-name="P27"><text:span text:style-name="T114">Ce JWT</text:span> sera <text:span text:style-name="T131">e</text:span>xiger à chaque requetes de <text:span text:style-name="T115">l’utilisateur</text:span> afin qu’il ne puisse executer <text:span text:style-name="T112">une requete dont il n’a pas l’authorisation </text:span><text:span text:style-name="T113">(comme la modification d’une sauce qu’il na pas crée par ex</text:span><text:span text:style-name="T132">e</text:span><text:span text:style-name="T113">mple)</text:span>.</text:p>
      <text:p text:style-name="P27"/>
      <text:p text:style-name="P51">La base de données :</text:p>
      <text:p text:style-name="P82"><text:span text:style-name="T21">Nous utilisons mongoDB atlas qui est une base de donnée en cloud. </text:span><text:span text:style-name="T22">Le principal avantage de celle ci </text:span><text:span text:style-name="T23">possède </text:span><text:span text:style-name="T22">une </text:span><text:span text:style-name="T23">interface</text:span><text:span text:style-name="T22"> graphique</text:span><text:span text:style-name="T23"> qui</text:span><text:span text:style-name="T22"> affiche en temp</text:span><text:span text:style-name="T24">s</text:span><text:span text:style-name="T22"> réel le trafic.</text:span></text:p>
      <text:p text:style-name="P28"/>
      <text:p text:style-name="P50">La sécurité</text:p>
      <text:p text:style-name="P36">L’api est-elle une solution sûre ?</text:p>
      <text:p text:style-name="P36">Peux t’ont se faire attaquer par un hacker lors du transit des données ?</text:p>
      <text:p text:style-name="P37">C<text:span text:style-name="T116">es question sont traitée <text:s/>avec les recommandation de l’OWASP</text:span></text:p>
      <text:p text:style-name="P38">1 Si quelqu’un attaque la première barrière contre les hackers sont les firewall<text:span text:style-name="T133">s </text:span><text:span text:style-name="T146">installé </text:span><text:soft-page-break/><text:span text:style-name="T146">sur les serveurs</text:span></text:p>
      <text:p text:style-name="P38">2 Node js permet d’avoir une API organisée avec plusieurs dossiers , aucun risque d’accéder à tout le contenu grâce au<text:span text:style-name="T149">x</text:span> plugins</text:p>
      <text:p text:style-name="P39">3 MongoDB est une base de données dans un cloud. Les informations sont externalisées et même lors d’une attaque le hacker n’aura pas accès au données.</text:p>
      <text:p text:style-name="P39"/>
      <text:p text:style-name="P45">Piratage de session</text:p>
      <text:p text:style-name="P40">Dans le scénario d’un piratage de session le token <text:span text:style-name="T118">d’identification </text:span><text:span text:style-name="T119">(inconnu de l’utilisateur)</text:span><text:span text:style-name="T118"> est exigée à chaque requête </text:span><text:span text:style-name="T119">et permet d’éviter d’executer des requetes dont il ne devrait pas avoir le droit</text:span></text:p>
      <text:p text:style-name="P39"/>
      <text:p text:style-name="P45">Piratage de DB</text:p>
      <text:p text:style-name="P39"><text:span text:style-name="T120">Dans le scénario d’un piratage</text:span> à la base de donnée les mots de passes des utilisateurs sont cryptés par bcrypt<text:span text:style-name="T134"> un package</text:span> qui <text:span text:style-name="T118">génere</text:span> et <text:span text:style-name="T118">vérifie l</text:span>e hashage de mot de passe <text:span text:style-name="T118">de l’utilisateur</text:span><text:span text:style-name="T135">.</text:span></text:p>
      <text:p text:style-name="P41">Le mot de passe est hashé 10 fois pour plus de sécurité. C’est un juste milieu entre une opération de hashage trop complexe et donc lente a exécuter et trop rapide et donc pas assez sécurisée</text:p>
      <text:p text:style-name="P41"/>
      <text:p text:style-name="P44">Protection naturel de MongoDB</text:p>
      <text:p text:style-name="P42">Ensuite la première attaque sur internet se fait par injection SQL.</text:p>
      <text:p text:style-name="P42">Hors le fait d’utiliser mongoDB limite énormement ce risque car mongoDB n’utilise pas les technologies SQL</text:p>
      <text:p text:style-name="P56"/>
      <text:p text:style-name="P56">Le bilan du projet.</text:p>
      <text:p text:style-name="P3"/>
      <text:p text:style-name="P43">C’était un projet très enrichissant car c’est la première fois que j’ai eu travaillé sur la partie BackEnd. J’ai donc du apprendre tout un tas de méthode pour mener à bien ce travail. <text:span text:style-name="T121">De la création d’un serveur à l’utilisation de tout les packages importé via NPM </text:span><text:span text:style-name="T122">pour la bonne manipulation des données transmise en requete et en réponse à l’utilisateur.</text:span></text:p>
      <text:p text:style-name="P43"/>
      <text:p text:style-name="P62"/>
      <text:p text:style-name="P62"/>
      <text:p text:style-name="P62"/>
      <text:p text:style-name="P62"/>
      <text:p text:style-name="P62"/>
      <text:p text:style-name="P62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63"/>
      <text:p text:style-name="P63"/>
      <text:p text:style-name="P63"/>
      <text:p text:style-name="P73">Qu’es qu’une API rest ?</text:p>
      <text:p text:style-name="P69">Une API <text:s/>est une interface qui permet d’établir une communication entre un ordinateur et un serveur dans le but de fournir des données </text:p>
      <text:p text:style-name="P70"><text:span text:style-name="T140">Les API REST se basent sur le protocole </text:span><text:span text:style-name="Strong_20_Emphasis"><text:span text:style-name="T141">HTTP</text:span></text:span><text:span text:style-name="T140"> pour transférer les informations .</text:span></text:p>
      <text:p text:style-name="P63"/>
      <text:p text:style-name="P72">Définition des JWT :</text:p>
      <text:p text:style-name="P85">Un JSON Web Token est un access token Les JSON Web Token sont particulièrement appréciés pour les opérations d’identification.</text:p>
      <text:p text:style-name="P85">Les messages courts peuvent être chiffrés et fournissent alors des informations sûres sur l’identité de l’expéditeur et si celui-ci dispose des droits d’accès requis.</text:p>
      <text:p text:style-name="P91"/>
      <text:p text:style-name="P89">Les tokens JWT sont sécurisés parce que :</text:p>
      <text:p text:style-name="P85">- Il n'y a pas de session stockée sur le serveur qui pourrait être détournée.</text:p>
      <text:p text:style-name="P85">- Leur payload encodé peut contenir des données qui permettent de vérifier que l'utilisateur connecté n'utilise pas le token de quelqu'un d'autre.</text:p>
      <text:p text:style-name="P85">- Ils sont très difficiles à fausser sans connaître la clé secrète.</text:p>
      <text:p text:style-name="P91"/>
      <text:p text:style-name="P89">Que fait Helmet : </text:p>
      <text:p text:style-name="P85">Helmet.js est un module Node.js qui aide à sécuriser les en-têtes HTTP. Il est implémenté dans des applications express.</text:p>
      <text:p text:style-name="P85">Par conséquent, nous pouvons dire que helmet.js aide à sécuriser les applications express.</text:p>
      <text:p text:style-name="P85">Étant donné que les en-têtes HTTP peuvent divulguer des informations sensibles sur l’application, il est donc important d’utiliser les en-têtes de manière sécurisée.</text:p>
      <text:p text:style-name="P91"/>
      <text:p text:style-name="P89">L'opérateur de décomposition ou le spread opérator (...) permet :</text:p>
      <text:p text:style-name="P85">Il permet de décomposer un tableau (Array)</text:p>
      <text:p text:style-name="P85"/>
      <text:p text:style-name="P90">Différence hashage/salage : </text:p>
      <text:p text:style-name="P86"><text:span text:style-name="T29">Une fonction de hachage </text:span><text:span text:style-name="Strong_20_Emphasis"><text:span text:style-name="T30">prend des données</text:span></text:span><text:span text:style-name="T28"> </text:span><text:span text:style-name="T29">(fichiers, blocs, etc.) et en</text:span><text:span text:style-name="Strong_20_Emphasis"><text:span text:style-name="T34"> </text:span></text:span><text:span text:style-name="Strong_20_Emphasis"><text:span text:style-name="T30">produit une empreinte de taille fixe.</text:span></text:span></text:p>
      <text:p text:style-name="P86"><text:span text:style-name="Strong_20_Emphasis"><text:span text:style-name="T30">Une fonction de salage fait en sorte que 2 mots de passes identiques obiennent des données différentes en sortie.</text:span></text:span></text:p>
      <text:p text:style-name="P87"><text:span text:style-name="Strong_20_Emphasis"><text:span text:style-name="T54">Si un mot de passe est hashé et salé, l’algorithme de sortie du hash</text:span></text:span><text:span text:style-name="Strong_20_Emphasis"><text:span text:style-name="T53">age</text:span></text:span><text:span text:style-name="Strong_20_Emphasis"><text:span text:style-name="T54"> n’est plus prédictible.</text:span></text:span></text:p>
      <text:p text:style-name="P87"><text:span text:style-name="Strong_20_Emphasis"><text:span text:style-name="T31"/></text:span></text:p>
      <text:p text:style-name="P97"><text:span text:style-name="Strong_20_Emphasis"><text:span text:style-name="T64">C’est quoi multer ?</text:span></text:span></text:p>
      <text:p text:style-name="P97"><text:span text:style-name="Strong_20_Emphasis"><text:span text:style-name="T80">Multer </text:span></text:span><text:span text:style-name="Strong_20_Emphasis"><text:span text:style-name="T80">un package qui nous permet de gérer les fichiers entrants dans les requêtes HTTP</text:span></text:span><text:span text:style-name="Strong_20_Emphasis"><text:span text:style-name="T75"> </text:span></text:span></text:p>
      <text:p text:style-name="P97"><text:span text:style-name="Strong_20_Emphasis"><text:span text:style-name="T64">C’est quoi BCRYPT ?</text:span></text:span></text:p>
      <text:p text:style-name="P87"><text:span text:style-name="Strong_20_Emphasis"><text:span text:style-name="T31"/></text:span></text:p>
      <text:p text:style-name="P88"><text:soft-page-break/><text:span text:style-name="Strong_20_Emphasis"><text:span text:style-name="T61">C’est quoi un middleware ?</text:span></text:span></text:p>
      <text:p text:style-name="P88"><text:span text:style-name="Strong_20_Emphasis"><text:span text:style-name="T74">Un middleware est simplement une fonction permettant d’effectuer un traitement avant celui défini par les routes. </text:span></text:span></text:p>
      <text:p text:style-name="P88"><text:span text:style-name="Strong_20_Emphasis"><text:span text:style-name="T32"/></text:span></text:p>
      <text:p text:style-name="P95"><text:span text:style-name="Strong_20_Emphasis"><text:span text:style-name="T62">Citez d’autre</text:span></text:span><text:span text:style-name="Strong_20_Emphasis"><text:span text:style-name="T63">s</text:span></text:span><text:span text:style-name="Strong_20_Emphasis"><text:span text:style-name="T62"> base de donnée :</text:span></text:span></text:p>
      <text:p text:style-name="P95"><text:span text:style-name="Strong_20_Emphasis"><text:span text:style-name="T77">Oracle </text:span></text:span><text:span text:style-name="Strong_20_Emphasis"><text:span text:style-name="T51"> , </text:span></text:span><text:span text:style-name="Strong_20_Emphasis"><text:span text:style-name="T52">mySQL </text:span></text:span></text:p>
      <text:p text:style-name="P95"><text:span text:style-name="Strong_20_Emphasis"><text:span text:style-name="T52"/></text:span></text:p>
      <text:p text:style-name="P98"><text:span text:style-name="Strong_20_Emphasis"><text:span text:style-name="T66">Qu’es que Routeur ?</text:span></text:span></text:p>
      <text:p text:style-name="P99"><text:span text:style-name="Strong_20_Emphasis"><text:span text:style-name="T67"/></text:span></text:p>
      <text:p text:style-name="P64"/>
      <text:p text:style-name="P74"><text:span text:style-name="T137">Pense-bête</text:span> <text:span text:style-name="T138">:</text:span> </text:p>
      <text:p text:style-name="P92">Models(schéma) &gt;&gt; controllers(logique) &gt;&gt; routes(direction) &gt;&gt; app(execution)</text:p>
      <text:p text:style-name="P64"/>
      <text:p text:style-name="P67">Code 201 </text:p>
      <text:p text:style-name="P67"><text:span text:style-name="T140">Le code de statut HTTP 201 Created indique que la requête a réussi et qu'une ressource a été créée en conséquence. La nouvelle ressource est effectivement créée avant que la réponse soit renvoyée et cette nouvelle ressource est renvoyée dans le corps du message</text:span> </text:p>
      <text:p text:style-name="P64"/>
      <text:p text:style-name="P66">Erreur 401</text:p>
      <text:p text:style-name="P65"><text:span text:style-name="Strong_20_Emphasis"><text:span text:style-name="T139">L’erreur 401 non autorisée</text:span></text:span><text:span text:style-name="T142"> est </text:span><text:span text:style-name="Strong_20_Emphasis"><text:span text:style-name="T139">un code d’état HTTP</text:span></text:span><text:span text:style-name="T142"> qui signifie que la page à laquelle vous essayiez d’accéder ne peut pas être chargée avant de vous connecter avec un utilisateur valide et un mot de passe.<text:line-break/>Cela permet à des administrateurs de protéger l’accès à des ressources afin de ne pas la rendre totalement publique. </text:span></text:p>
      <text:p text:style-name="P65"/>
      <text:p text:style-name="P68">Erreur 404</text:p>
      <text:p text:style-name="P71">Une erreur 404 est un code d’erreur HTTP transmis par un serveur web quand une ressource demandée est indisponible ou que le serveur n’arrive pas à la trouver. Généralement, c’est une page web qui n’existe pas ou qui n’existe plus. </text:p>
      <text:p text:style-name="P64"/>
      <text:p text:style-name="P66">Erreur 500 </text:p>
      <text:p text:style-name="P64">Le code d'erreur 500 indique que la requête envoyée par le navigateur n'a pas pu être traitée pour une raison qui n'a pas pu être identifiée. Contrairement à l'erreur 404 où le problème est dû au contenu du site, l'erreur 500 indique un problème qui affecte le serveur sur lequel le site est hébergé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Bahnschrift" svg:font-family="Bahnschrift" style:font-family-generic="roman" style:font-pitch="variable"/>
    <style:font-face style:name="Bahnschrift1" svg:font-family="Bahnschrift" style:font-family-generic="swiss" style:font-pitch="variable"/>
    <style:font-face style:name="Fira Code iScript" svg:font-family="'Fira Code iScript', Menlo, Monaco, 'Courier New', monospace, Consolas, 'Courier New', monospace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unito" svg:font-family="Nunito, sans-serif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9T20:13:01.916000000</dc:date>
    <meta:editing-duration>P3DT8H2M21S</meta:editing-duration>
    <meta:editing-cycles>913</meta:editing-cycles>
    <meta:generator>LibreOffice/7.3.4.2$Windows_X86_64 LibreOffice_project/728fec16bd5f605073805c3c9e7c4212a0120dc5</meta:generator>
    <meta:document-statistic meta:table-count="0" meta:image-count="0" meta:object-count="0" meta:page-count="6" meta:paragraph-count="118" meta:word-count="1781" meta:character-count="10662" meta:non-whitespace-character-count="8972"/>
  </office:meta>
</office:document-meta>
</file>